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Lucida Sans" svg:font-family="'Lucida Sans'" style:font-family-generic="roman" style:font-pitch="variable" style:font-charset="x-symbol"/>
    <style:font-face style:name="SimSun2" svg:font-family="SimSun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Wingdings 2" svg:font-family="'Wingdings 2'" style:font-adornments="Normal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Tahoma2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3" svg:font-family="'Lucida Sans'" style:font-pitch="variable"/>
    <style:font-face style:name="Lucida Sans Unicode1" svg:font-family="'Lucida Sans Unicode'" style:font-pitch="variable"/>
    <style:font-face style:name="SimSun3" svg:font-family="SimSun" style:font-pitch="variable"/>
    <style:font-face style:name="Tahoma1" svg:font-family="Tahoma" style:font-pitch="variable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4" svg:font-family="'Times New Roman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loext:opacity="100%" style:font-name="Bitstream Vera Sans2" fo:font-size="10pt" fo:font-style="normal" fo:font-weight="bold" officeooo:paragraph-rsid="0048509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" style:family="paragraph" style:parent-style-name="Standard">
      <style:text-properties officeooo:paragraph-rsid="00501180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23ae2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rsid="00457555" officeooo:paragraph-rsid="00457555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7" style:family="paragraph" style:parent-style-name="_5f_Paragraphe_20_livret_20_">
      <style:text-properties officeooo:paragraph-rsid="0048509b"/>
    </style:style>
    <style:style style:name="P28" style:family="paragraph" style:parent-style-name="_5f_Paragraphe_20_livret_20_">
      <style:paragraph-properties fo:text-align="center" style:justify-single-word="false"/>
      <style:text-properties style:use-window-font-color="true" loext:opacity="0%" officeooo:paragraph-rsid="0048509b"/>
    </style:style>
    <style:style style:name="P29" style:family="paragraph" style:parent-style-name="_5f_Paragraphe_20_livret_20_">
      <style:text-properties officeooo:paragraph-rsid="00501180"/>
    </style:style>
    <style:style style:name="P30" style:family="paragraph" style:parent-style-name="_5f_Paragraphe_20_livret_20_">
      <style:text-properties fo:font-style="normal" officeooo:paragraph-rsid="00501180" style:font-style-asian="normal" style:font-style-complex="normal"/>
    </style:style>
    <style:style style:name="P31" style:family="paragraph" style:parent-style-name="_5f_Paragraphe_20_livret">
      <style:text-properties fo:font-style="normal" officeooo:rsid="004ac749" style:font-style-asian="normal" style:font-style-complex="normal"/>
    </style:style>
    <style:style style:name="P32" style:family="paragraph" style:parent-style-name="_5f_Paragraphe_20_livret">
      <style:text-properties fo:font-style="normal" officeooo:rsid="004ac749" officeooo:paragraph-rsid="004c6cda" style:font-style-asian="normal" style:font-style-complex="normal"/>
    </style:style>
    <style:style style:name="P33" style:family="paragraph" style:parent-style-name="_5f_Paragraphe_20_livret">
      <style:text-properties officeooo:paragraph-rsid="0057826e"/>
    </style:style>
    <style:style style:name="P34" style:family="paragraph" style:parent-style-name="FILET_5f_POINTILLES" style:list-style-name="Num_5f_Exo">
      <style:text-properties officeooo:paragraph-rsid="005a2a47"/>
    </style:style>
    <style:style style:name="P35" style:family="paragraph" style:parent-style-name="FILET_5f_POINTILLES" style:list-style-name="Num_5f_Exo">
      <style:paragraph-properties>
        <style:tab-stops>
          <style:tab-stop style:position="4.5cm" style:type="right" style:leader-style="dotted" style:leader-text="."/>
        </style:tab-stops>
      </style:paragraph-properties>
      <style:text-properties fo:font-style="normal" officeooo:rsid="004ac749" officeooo:paragraph-rsid="0069ce4c" style:font-style-asian="normal" style:font-style-complex="normal"/>
    </style:style>
    <style:style style:name="P36" style:family="paragraph" style:parent-style-name="FILET_5f_POINTILLES" style:list-style-name="_5f_Numérotation_20_des_20_exercices_20_livrets">
      <style:paragraph-properties>
        <style:tab-stops>
          <style:tab-stop style:position="4.5cm" style:type="right" style:leader-style="dotted" style:leader-text="."/>
        </style:tab-stops>
      </style:paragraph-properties>
      <style:text-properties fo:font-style="normal" officeooo:rsid="004ac749" officeooo:paragraph-rsid="0069ce4c" style:font-style-asian="normal" style:font-style-complex="normal"/>
    </style:style>
    <style:style style:name="P37" style:family="paragraph" style:parent-style-name="FILET_5f_POINTILLES" style:list-style-name="_5f_Numérotation_20_des_20_exercices_20_livrets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69ce4c"/>
    </style:style>
    <style:style style:name="P38" style:family="paragraph" style:parent-style-name="FILET_5f_POINTILLES" style:list-style-name="Num_5f_Exo" style:master-page-name="">
      <style:paragraph-properties style:page-number="auto">
        <style:tab-stops>
          <style:tab-stop style:position="4.5cm" style:type="right" style:leader-style="dotted" style:leader-text="."/>
        </style:tab-stops>
      </style:paragraph-properties>
      <style:text-properties fo:font-style="normal" officeooo:rsid="004ac749" officeooo:paragraph-rsid="0069ce4c" style:font-style-asian="normal" style:font-style-complex="normal"/>
    </style:style>
    <style:style style:name="P39" style:family="paragraph" style:parent-style-name="Standard" style:list-style-name="Num_5f_Exo">
      <style:paragraph-properties fo:margin-top="0.4cm" fo:margin-bottom="0cm" style:contextual-spacing="false"/>
      <style:text-properties officeooo:paragraph-rsid="00501180"/>
    </style:style>
    <style:style style:name="P40" style:family="paragraph" style:parent-style-name="_5f_Paragraphe_20_livret" style:list-style-name="Enonce2"/>
    <style:style style:name="P41" style:family="paragraph" style:parent-style-name="_5f_Paragraphe_20_livret" style:list-style-name="_5f_Numérotation_20_des_20_exercices_20_livrets">
      <style:text-properties fo:font-style="normal" officeooo:rsid="004ac749" style:font-style-asian="normal" style:font-style-complex="normal"/>
    </style:style>
    <style:style style:name="P42" style:family="paragraph" style:parent-style-name="_5f_Paragraphe_20_livret" style:list-style-name="_5f_Numérotation_20_des_20_exercices_20_livrets">
      <style:text-properties fo:font-style="normal" officeooo:rsid="004ac749" officeooo:paragraph-rsid="004c6cda" style:font-style-asian="normal" style:font-style-complex="normal"/>
    </style:style>
    <style:style style:name="P43" style:family="paragraph" style:parent-style-name="_5f_Paragraphe_20_livret" style:list-style-name="liste_5f_abc">
      <style:text-properties fo:font-style="normal" officeooo:rsid="004ac749" style:font-style-asian="normal" style:font-style-complex="normal"/>
    </style:style>
    <style:style style:name="P44" style:family="paragraph" style:parent-style-name="_5f_Paragraphe_20_livret_20_" style:list-style-name="Num_5f_Exo">
      <style:paragraph-properties fo:text-align="start" style:justify-single-word="false"/>
      <style:text-properties officeooo:paragraph-rsid="0048509b"/>
    </style:style>
    <style:style style:name="P45" style:family="paragraph" style:parent-style-name="_5f_Paragraphe_20_livret_20_" style:list-style-name="liste_5f_abc">
      <style:text-properties officeooo:paragraph-rsid="0048509b"/>
    </style:style>
    <style:style style:name="P46" style:family="paragraph" style:parent-style-name="_5f_Paragraphe_20_livret_20_" style:list-style-name="liste_5f_abc">
      <style:text-properties style:use-window-font-color="true" loext:opacity="0%" officeooo:paragraph-rsid="0048509b"/>
    </style:style>
    <style:style style:name="P47" style:family="paragraph" style:parent-style-name="_5f_Paragraphe_20_livret_20_" style:list-style-name="_5f_Numérotation_20_des_20_exercices_20_livrets">
      <style:paragraph-properties fo:margin-left="0cm" fo:margin-right="0cm" fo:margin-top="0cm" fo:margin-bottom="0.199cm" style:contextual-spacing="false" fo:text-indent="0cm" style:auto-text-indent="false"/>
      <style:text-properties officeooo:paragraph-rsid="002fd2c2"/>
    </style:style>
    <style:style style:name="P48" style:family="paragraph" style:parent-style-name="_5f_Paragraphe_20_livret_20_" style:list-style-name="Num_5f_Exo">
      <style:paragraph-properties fo:margin-top="0.199cm" fo:margin-bottom="0cm" style:contextual-spacing="false" fo:text-align="start" style:justify-single-word="false"/>
      <style:text-properties officeooo:paragraph-rsid="0048509b"/>
    </style:style>
    <style:style style:name="P49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501180"/>
    </style:style>
    <style:style style:name="P50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01180"/>
    </style:style>
    <style:style style:name="P51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normal" officeooo:paragraph-rsid="00501180"/>
    </style:style>
    <style:style style:name="P52" style:family="paragraph" style:parent-style-name="_5f_Pied_20_de_20_page" style:list-style-name="">
      <style:paragraph-properties fo:text-align="end" style:justify-single-word="false"/>
    </style:style>
    <style:style style:name="P53" style:family="paragraph" style:parent-style-name="_5f_Pied_20_de_20_page">
      <style:paragraph-properties fo:text-align="end" style:justify-single-word="false"/>
    </style:style>
    <style:style style:name="P54" style:family="paragraph" style:parent-style-name="_5f_Pied_20_de_20_page" style:list-style-name=""/>
    <style:style style:name="P5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_5f_Titre_20_d_27_exercices_20_livret" style:list-style-name="Num_5f_Exo"/>
    <style:style style:name="P57" style:family="paragraph" style:parent-style-name="_5f_Titre_20_d_27_exercices_20_livret" style:list-style-name="">
      <style:paragraph-properties fo:margin-top="0.499cm" fo:margin-bottom="0cm" style:contextual-spacing="false"/>
      <style:text-properties officeooo:paragraph-rsid="0048509b"/>
    </style:style>
    <style:style style:name="P58" style:family="paragraph" style:parent-style-name="_5f_Titre_20_d_27_exercices_20_livret_20_sans_20_titre" style:list-style-name=""/>
    <style:style style:name="P59" style:family="paragraph" style:parent-style-name="_5f_Titre_20_d_27_exercices_20_livret_20_sans_20_titre" style:list-style-name="Num_5f_Exo">
      <style:text-properties fo:font-style="normal" officeooo:paragraph-rsid="004bdfb1" style:font-style-asian="normal" style:font-style-complex="normal"/>
    </style:style>
    <style:style style:name="P60" style:family="paragraph" style:parent-style-name="_5f_Titre_20_d_27_exercices_20_livret_20_sans_20_titre" style:list-style-name="Num_5f_Exo">
      <style:paragraph-properties fo:text-align="start" style:justify-single-word="false"/>
    </style:style>
    <style:style style:name="P61" style:family="paragraph" style:parent-style-name="_5f_Titre_20_d_27_exercices_20_livret_20_sans_20_titre" style:list-style-name="Num_5f_Exo">
      <style:paragraph-properties fo:text-align="start" style:justify-single-word="false"/>
      <style:text-properties officeooo:paragraph-rsid="005a2a47"/>
    </style:style>
    <style:style style:name="P62" style:family="paragraph" style:parent-style-name="_5f_Titre_20_d_27_exercices_20_livret_20_sans_20_titre" style:list-style-name="_5f_Numérotation_20_des_20_exercices_20_livrets"/>
    <style:style style:name="P6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7" fo:break-before="auto" fo:break-after="auto" style:shadow="none"/>
      <style:text-properties style:font-name="Bitstream Vera Sans2" fo:font-size="10pt" fo:font-style="normal" fo:font-weight="bold" officeooo:rsid="00290c92" officeooo:paragraph-rsid="002fd2c2" style:font-size-asian="10pt" style:font-style-asian="normal" style:font-weight-asian="bold" style:font-size-complex="10pt" style:font-style-complex="normal" style:font-weight-complex="bold"/>
    </style:style>
    <style:style style:name="P64" style:family="paragraph">
      <style:paragraph-properties fo:margin-top="0cm" fo:margin-bottom="0.199cm" fo:text-align="center" style:writing-mode="lr-tb"/>
    </style:style>
    <style:style style:name="P65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66" style:family="paragraph">
      <loext:graphic-properties draw:fill="solid" draw:fill-color="#d6a814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0" style:family="paragraph">
      <loext:graphic-properties draw:fill="solid" draw:fill-color="#0080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9bb5" loext:opacity="100%" style:text-outline="false" style:text-line-through-style="none" style:text-line-through-type="none" style:text-position="0% 100%" style:font-name="Arial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6" style:family="paragraph">
      <loext:graphic-properties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 Mono" fo:font-size="12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8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 Mono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8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8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8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9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91" style:family="paragraph">
      <style:paragraph-properties fo:text-align="center"/>
    </style:style>
    <style:style style:name="P9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94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40ec2"/>
    </style:style>
    <style:style style:name="T6" style:family="text">
      <style:text-properties officeooo:rsid="002da2af"/>
    </style:style>
    <style:style style:name="T7" style:family="text">
      <style:text-properties style:font-size-complex="10pt"/>
    </style:style>
    <style:style style:name="T8" style:family="text">
      <style:text-properties fo:font-variant="normal" fo:text-transform="none" style:text-position="0% 100%" fo:letter-spacing="-0.004cm" style:text-underline-style="none" fo:font-weight="normal" officeooo:rsid="003df0e0" style:font-name-asian="OpenSymbol" style:font-weight-asian="normal" style:font-name-complex="OpenSymbo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officeooo:rsid="006b97b3" style:font-weight-asian="bold" style:font-weight-complex="bold"/>
    </style:style>
    <style:style style:name="T11" style:family="text">
      <style:text-properties fo:color="#000000" loext:opacity="100%" officeooo:rsid="006b97b3"/>
    </style:style>
    <style:style style:name="T12" style:family="text">
      <style:text-properties officeooo:rsid="010ec77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07570" style:font-style-asian="normal" style:font-style-complex="normal"/>
    </style:style>
    <style:style style:name="T15" style:family="text">
      <style:text-properties fo:font-style="normal" officeooo:rsid="00518468" style:font-style-asian="normal" style:font-style-complex="normal"/>
    </style:style>
    <style:style style:name="T16" style:family="text">
      <style:text-properties fo:font-style="normal" style:font-style-asian="normal" style:font-size-complex="10pt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4ac749"/>
    </style:style>
    <style:style style:name="T19" style:family="text">
      <style:text-properties officeooo:rsid="00507570"/>
    </style:style>
    <style:style style:name="T20" style:family="text">
      <style:text-properties officeooo:rsid="0057826e"/>
    </style:style>
    <style:style style:name="T21" style:family="text">
      <style:text-properties officeooo:rsid="005961f5"/>
    </style:style>
    <style:style style:name="T22" style:family="text">
      <style:text-properties style:text-position="0% 100%" style:font-name-asian="OpenSymbol" style:font-style-asian="normal" style:font-name-complex="OpenSymbol" style:font-style-complex="normal"/>
    </style:style>
    <style:style style:name="T23" style:family="text">
      <style:text-properties style:text-position="0% 100%" officeooo:rsid="004ac749" style:font-name-asian="OpenSymbol" style:font-style-asian="normal" style:font-name-complex="OpenSymbol" style:font-style-complex="normal"/>
    </style:style>
    <style:style style:name="T24" style:family="text">
      <style:text-properties style:text-position="0% 100%" style:font-name-asian="OpenSymbol" style:font-name-complex="OpenSymbol"/>
    </style:style>
    <style:style style:name="T25" style:family="text">
      <style:text-properties style:font-name="OpenSymbol" fo:font-size="10pt" style:font-size-asian="10pt" style:font-style-asian="normal" style:font-size-complex="10pt" style:font-style-complex="normal"/>
    </style:style>
    <style:style style:name="T26" style:family="text">
      <style:text-properties style:use-window-font-color="true" loext:opacity="0%"/>
    </style:style>
    <style:style style:name="T27" style:family="text">
      <style:text-properties style:use-window-font-color="true" loext:opacity="0%" officeooo:rsid="00507570"/>
    </style:style>
    <style:style style:name="T28" style:family="text">
      <style:text-properties style:use-window-font-color="true" loext:opacity="0%" officeooo:rsid="00518468"/>
    </style:style>
    <style:style style:name="T29" style:family="text">
      <style:text-properties style:use-window-font-color="true" loext:opacity="0%" officeooo:rsid="0069b51d"/>
    </style:style>
    <style:style style:name="T30" style:family="text">
      <style:text-properties officeooo:rsid="005cef8f"/>
    </style:style>
    <style:style style:name="T31" style:family="text">
      <style:text-properties officeooo:rsid="006b97b3"/>
    </style:style>
    <style:style style:name="T32" style:family="text">
      <style:text-properties fo:color="#c9211e" loext:opacity="100%" officeooo:rsid="006b97b3"/>
    </style:style>
    <style:style style:name="T33" style:family="text">
      <style:text-properties fo:color="#c9211e" loext:opacity="100%" fo:font-weight="bold" officeooo:rsid="006b97b3" style:font-weight-asian="bold" style:font-weight-complex="bold"/>
    </style:style>
    <style:style style:name="T34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009bb5" loext:opacity="100%" style:text-outline="false" style:text-line-through-style="none" style:text-line-through-type="none" style:text-position="0% 100%" style:font-name="Wingdings 2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ingdings 2" style:font-size-asian="18pt" style:language-asian="fr" style:country-asian="FR" style:font-style-asian="normal" style:font-weight-asian="normal" style:font-name-complex="Wingdings 2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40" style:family="text">
      <style:text-properties style:use-window-font-color="true" loext:opacity="0%" style:text-outline="false" style:text-line-through-style="none" style:text-line-through-type="none" style:text-position="sub 58%" style:font-name="Bitstream Vera Sans Mono" fo:font-size="10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41" style:family="text">
      <style:text-properties style:use-window-font-color="true" loext:opacity="0%" style:text-outline="false" style:text-line-through-style="none" style:text-line-through-type="none" style:font-name="Bitstream Vera Sans Mono" fo:font-size="12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42" style:family="text">
      <style:text-properties style:use-window-font-color="true" loext:opacity="0%" style:text-outline="false" style:text-line-through-style="none" style:text-line-through-type="none" style:text-position="0% 100%" style:font-name="Bitstream Vera Sans Mono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43" style:family="text">
      <style:text-properties fo:color="#ffffff" loext:opacity="100%" style:text-outline="false" style:text-line-through-style="none" style:text-line-through-type="none" style:text-position="0% 100%" style:font-name="Arial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44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45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4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6a814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5" style:family="graphic">
      <style:graphic-properties draw:stroke="solid" draw:stroke-dash="Dashed_20__28_var_29__20_6799" svg:stroke-width="0.019cm" svg:stroke-color="#eb6617" draw:marker-start="" draw:marker-start-width="0.33cm" draw:marker-start-center="false" draw:marker-end="" draw:marker-end-width="0.33cm" draw:marker-end-center="false" svg:stroke-opacity="100%" draw:stroke-linejoin="round"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19cm" svg:stroke-color="#000000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6800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6801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6802" svg:stroke-width="0.019cm" svg:stroke-color="#eb6617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6803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6804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5608" svg:stroke-width="0.019cm" svg:stroke-color="#eb6617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6805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6806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6807" svg:stroke-width="0.019cm" svg:stroke-color="#eb6617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6808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5613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5614" svg:stroke-width="0.019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5615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5616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5617" svg:stroke-width="0.019cm" svg:stroke-color="#eb6617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5618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5619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5620" svg:stroke-width="0.019cm" svg:stroke-color="#eb6617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5621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5622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5623" svg:stroke-width="0.019cm" svg:stroke-color="#eb6617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5624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6809" svg:stroke-width="0.03cm" svg:stroke-color="#eb6617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6810" svg:stroke-width="0.019cm" svg:stroke-color="#009bb5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5630" svg:stroke-width="0.019cm" svg:stroke-color="#009bb5" draw:marker-start="" draw:marker-start-width="0.33cm" draw:marker-start-center="false" draw:marker-end="" draw:marker-end-width="0.33cm" draw:marker-end-center="false" svg:stroke-opacity="100%" draw:stroke-linejoin="round" draw:fill="solid" draw:fill-color="#0080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5632" svg:stroke-width="0.019cm" svg:stroke-color="#009bb5" draw:marker-start="" draw:marker-start-width="0.33cm" draw:marker-start-center="false" draw:marker-end="" draw:marker-end-width="0.33cm" draw:marker-end-center="false" svg:stroke-opacity="100%" draw:stroke-linejoin="round" draw:fill="solid" draw:fill-color="#0080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stroke-dash="Dashed_20__28_var_29__20_68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644cm" fo:min-width="0.80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solid" draw:stroke-dash="Dashed_20__28_var_29__20_6812" svg:stroke-width="0.019cm" svg:stroke-color="#009bb5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6813" svg:stroke-width="0.019cm" svg:stroke-color="#009bb5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6814" svg:stroke-width="0.019cm" svg:stroke-color="#009bb5" draw:marker-start="" draw:marker-start-width="0.33cm" draw:marker-start-center="false" draw:marker-end="" draw:marker-end-width="0.33cm" draw:marker-end-center="false" svg:stroke-opacity="100%" draw:stroke-linejoin="round" draw:fill="solid" draw:fill-color="#0080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6815" svg:stroke-width="0.019cm" svg:stroke-color="#009bb5" draw:marker-start="" draw:marker-start-width="0.33cm" draw:marker-start-center="false" draw:marker-end="" draw:marker-end-width="0.33cm" draw:marker-end-center="false" svg:stroke-opacity="100%" draw:stroke-linejoin="round" draw:fill="solid" draw:fill-color="#0080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none" draw:stroke-dash="Dashed_20__28_var_29__20_56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644cm" fo:min-width="0.80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0" style:family="graphic">
      <style:graphic-properties draw:stroke="none" draw:stroke-dash="Dashed_20__28_var_29__20_68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642cm" fo:min-width="0.81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" style:family="graphic">
      <style:graphic-properties draw:stroke="none" draw:stroke-dash="Dashed_20__28_var_29__20_68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644cm" fo:min-width="0.8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solid" draw:stroke-dash="Dashed_20__28_var_29__20_6818" svg:stroke-width="0.019cm" svg:stroke-color="#009bb5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6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dash" draw:stroke-dash="Fine_20_Dashe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639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fo:margin-left="0.4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draw:stroke-dash="Dashed_20__28_var_29__20_6328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527cm" fo:min-width="0.309cm" fo:padding-top="0cm" fo:padding-bottom="0cm" fo:padding-left="0cm" fo:padding-right="0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3" style:family="graphic">
      <style:graphic-properties draw:stroke="solid" svg:stroke-width="0.019cm" svg:stroke-color="#000000" draw:marker-start-width="0.231cm" draw:marker-start-center="false" draw:marker-end-width="0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6332" svg:stroke-width="0.019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6333" svg:stroke-width="0.019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6334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dash" draw:stroke-dash="Dashed_20__28_var_29__20_6335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none" draw:stroke-dash="Dashed_20__28_var_29__20_6329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99cm" fo:min-width="0.245cm" fo:padding-top="0cm" fo:padding-bottom="0cm" fo:padding-left="0cm" fo:padding-right="0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9" style:family="graphic">
      <style:graphic-properties draw:stroke="none" draw:stroke-dash="Dashed_20__28_var_29__20_6330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515cm" fo:min-width="0.219cm" fo:padding-top="0cm" fo:padding-bottom="0cm" fo:padding-left="0cm" fo:padding-right="0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none" draw:stroke-dash="Dashed_20__28_var_29__20_6331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66cm" fo:min-width="0.268cm" fo:padding-top="0cm" fo:padding-bottom="0cm" fo:padding-left="0cm" fo:padding-right="0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" style:family="graphic">
      <style:graphic-properties fo:margin-left="0.6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draw:stroke-dash="Dashed_20__28_var_29__20_6336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3cm" fo:min-width="0.22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4" style:family="graphic">
      <style:graphic-properties draw:stroke="none" draw:stroke-dash="Dashed_20__28_var_29__20_6337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66cm" fo:min-width="0.30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5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none" draw:stroke-dash="Dashed_20__28_var_29__20_6338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66cm" fo:min-width="0.3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8" style:family="graphic">
      <style:graphic-properties draw:stroke="none" draw:stroke-dash="Dashed_20__28_var_29__20_6339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66cm" fo:min-width="0.37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9" style:family="graphic">
      <style:graphic-properties draw:stroke="dash" draw:stroke-dash="Dashed_20__28_var_29__20_634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dash" draw:stroke-dash="Dashed_20__28_var_29__20_6345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dash" draw:stroke-dash="Dashed_20__28_var_29__20_6346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none" draw:stroke-dash="Dashed_20__28_var_29__20_6340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66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3" style:family="graphic">
      <style:graphic-properties draw:stroke="none" draw:stroke-dash="Dashed_20__28_var_29__20_6341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66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4" style:family="graphic">
      <style:graphic-properties draw:stroke="none" draw:stroke-dash="Dashed_20__28_var_29__20_634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66cm" fo:min-width="0.2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5" style:family="graphic">
      <style:graphic-properties draw:stroke="solid" draw:stroke-dash="Dashed_20__28_var_29__20_6347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dash" draw:stroke-dash="Dashed_20__28_var_29__20_6348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none" draw:stroke-dash="Dashed_20__28_var_29__20_6343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66cm" fo:min-width="0.32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8" style:family="graphic">
      <style:graphic-properties draw:stroke="solid" svg:stroke-width="0.049cm" svg:stroke-color="#000000" draw:marker-start-width="0.275cm" draw:marker-start-center="false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6067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vertical-align="middle" draw:auto-grow-width="true" fo:min-height="0.526cm" fo:min-width="0.3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solid" draw:stroke-dash="Dashed_20__28_var_29__20_606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vertical-align="middle" fo:min-height="0.49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solid" draw:stroke-dash="Dashed_20__28_var_29__20_606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607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87" style:family="graphic">
      <style:graphic-properties draw:stroke="solid" draw:stroke-dash="Dashed_20__28_var_29__20_628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629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6291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6292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6293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6294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6295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6296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6297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629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629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630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0" style:family="graphic">
      <style:graphic-properties draw:stroke="solid" draw:stroke-dash="Dashed_20__28_var_29__20_6271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6272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6273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6274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ed_20__28_var_29__20_6275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ed_20__28_var_29__20_6276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6277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627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627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628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6281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6282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fo:margin-left="0.3cm" fo:margin-right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413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5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27cm" fo:min-width="0.3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7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4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9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47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0" style:family="graphic">
      <style:graphic-properties fo:margin-left="0cm" fo:margin-right="0.4cm" style:run-through="foreground" style:wrap="righ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1" style:family="graphic">
      <style:graphic-properties draw:stroke="solid" draw:stroke-dash="Dashed_20__28_var_29__20_6794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ed_20__28_var_29__20_6795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draw:stroke-dash="Dashed_20__28_var_29__20_6796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ed_20__28_var_29__20_6797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draw:stroke-dash="Dashed_20__28_var_29__20_679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draw:g text:anchor-type="paragraph" draw:z-index="22" draw:name="Forme5" draw:style-name="gr1"><draw:custom-shape draw:style-name="gr2" draw:text-style-name="P65" svg:width="3.964cm" svg:height="0.641cm" draw:transform="skewX (0.00279252680319092) rotate (0.0872664625997165) translate (-0.370416666666667cm -0.0934861111111111cm)"><text:p text:style-name="P64"><text:span text:style-name="T3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1"><draw:text-box fo:min-height="3.93cm"><text:section text:style-name="Sect1" text:name="Section5"><text:p text:style-name="P26"/><text:list xml:id="list1720363482" text:style-name="Enonce2"><text:list-header><text:p text:style-name="P40"><text:span text:style-name="T12">Construis un</text:span> patron d’une pyramide dont la base est un rectangle <text:span text:style-name="T10">et dont les faces latérales sont des triangles isocèles</text:span><text:span text:style-name="T11">.</text:span></text:p></text:list-header></text:list><text:list xml:id="list2888018277" text:style-name="_5f_Numérotation_20_des_20_exercices_20_livrets"><text:list-header><text:p text:style-name="P47"><text:span text:style-name="Bold_5f_niv2"><text:span text:style-name="T7">Correction</text:span></text:span></text:p></text:list-header></text:list><text:p text:style-name="P6"><text:span text:style-name="_5f_BVS"><text:span text:style-name="T8"><draw:g text:anchor-type="as-char" svg:y="0cm" draw:z-index="21" draw:name="Forme6" draw:style-name="gr3"><draw:polygon draw:style-name="gr4" draw:text-style-name="P66" svg:width="4.725cm" svg:height="3.619cm" svg:x="0.085cm" svg:y="0.206cm" svg:viewBox="0 0 4726 3620" draw:points="7,1857 1386,2487 2400,3620 3374,2443 4726,1783 3374,1165 2331,0 1396,1189 0,1873"><text:p/></draw:polygon><draw:polygon draw:style-name="gr4" draw:text-style-name="P66" svg:width="4.729cm" svg:height="3.622cm" svg:x="0.073cm" svg:y="0.153cm" svg:viewBox="0 0 4730 3623" draw:points="10,1857 1392,2487 2404,3623 3377,2443 4730,1783 3377,1165 2331,0 1399,1189 0,1873"><text:p/></draw:polygon><draw:line draw:style-name="gr5" draw:text-style-name="P67" svg:x1="2.426cm" svg:y1="0.164cm" svg:x2="1.469cm" svg:y2="1.349cm"><text:p/></draw:line><draw:g draw:style-name="gr6"><draw:line draw:style-name="gr7" draw:text-style-name="P68" svg:x1="2.682cm" svg:y1="0cm" svg:x2="2.655cm" svg:y2="0.01cm"><text:p/></draw:line><draw:line draw:style-name="gr7" draw:text-style-name="P68" svg:x1="2.651cm" svg:y1="0.013cm" svg:x2="2.628cm" svg:y2="0.026cm"><text:p/></draw:line><draw:line draw:style-name="gr7" draw:text-style-name="P68" svg:x1="2.621cm" svg:y1="0.026cm" svg:x2="2.595cm" svg:y2="0.042cm"><text:p/></draw:line><draw:line draw:style-name="gr7" draw:text-style-name="P68" svg:x1="2.592cm" svg:y1="0.036cm" svg:x2="2.565cm" svg:y2="0.059cm"><text:p/></draw:line><draw:line draw:style-name="gr7" draw:text-style-name="P68" svg:x1="2.567cm" svg:y1="0.058cm" svg:x2="2.544cm" svg:y2="0.074cm"><text:p/></draw:line><draw:line draw:style-name="gr7" draw:text-style-name="P68" svg:x1="2.54cm" svg:y1="0.079cm" svg:x2="2.514cm" svg:y2="0.096cm"><text:p/></draw:line><draw:line draw:style-name="gr7" draw:text-style-name="P68" svg:x1="2.517cm" svg:y1="0.093cm" svg:x2="2.491cm" svg:y2="0.113cm"><text:p/></draw:line><draw:line draw:style-name="gr7" draw:text-style-name="P68" svg:x1="2.491cm" svg:y1="0.111cm" svg:x2="2.468cm" svg:y2="0.131cm"><text:p/></draw:line><draw:line draw:style-name="gr7" draw:text-style-name="P68" svg:x1="2.465cm" svg:y1="0.133cm" svg:x2="2.438cm" svg:y2="0.149cm"><text:p/></draw:line><draw:line draw:style-name="gr7" draw:text-style-name="P68" svg:x1="2.439cm" svg:y1="0.153cm" svg:x2="2.416cm" svg:y2="0.173cm"><text:p/></draw:line><draw:line draw:style-name="gr7" draw:text-style-name="P68" svg:x1="2.42cm" svg:y1="0.164cm" svg:x2="2.394cm" svg:y2="0.187cm"><text:p/></draw:line><draw:line draw:style-name="gr7" draw:text-style-name="P68" svg:x1="2.391cm" svg:y1="0.187cm" svg:x2="2.364cm" svg:y2="0.213cm"><text:p/></draw:line><draw:line draw:style-name="gr7" draw:text-style-name="P68" svg:x1="2.366cm" svg:y1="0.216cm" svg:x2="2.349cm" svg:y2="0.233cm"><text:p/></draw:line><draw:line draw:style-name="gr7" draw:text-style-name="P68" svg:x1="2.346cm" svg:y1="0.23cm" svg:x2="2.32cm" svg:y2="0.25cm"><text:p/></draw:line><draw:line draw:style-name="gr7" draw:text-style-name="P68" svg:x1="2.569cm" svg:y1="0.326cm" svg:x2="2.546cm" svg:y2="0.303cm"><text:p/></draw:line><draw:line draw:style-name="gr7" draw:text-style-name="P68" svg:x1="2.548cm" svg:y1="0.296cm" svg:x2="2.528cm" svg:y2="0.273cm"><text:p/></draw:line><draw:line draw:style-name="gr7" draw:text-style-name="P68" svg:x1="2.533cm" svg:y1="0.273cm" svg:x2="2.513cm" svg:y2="0.25cm"><text:p/></draw:line><draw:line draw:style-name="gr7" draw:text-style-name="P68" svg:x1="2.506cm" svg:y1="0.25cm" svg:x2="2.479cm" svg:y2="0.23cm"><text:p/></draw:line><draw:line draw:style-name="gr7" draw:text-style-name="P68" svg:x1="2.479cm" svg:y1="0.233cm" svg:x2="2.456cm" svg:y2="0.216cm"><text:p/></draw:line><draw:line draw:style-name="gr7" draw:text-style-name="P68" svg:x1="2.458cm" svg:y1="0.213cm" svg:x2="2.438cm" svg:y2="0.187cm"><text:p/></draw:line><draw:line draw:style-name="gr7" draw:text-style-name="P68" svg:x1="2.439cm" svg:y1="0.187cm" svg:x2="2.416cm" svg:y2="0.164cm"><text:p/></draw:line><draw:line draw:style-name="gr7" draw:text-style-name="P68" svg:x1="2.42cm" svg:y1="0.173cm" svg:x2="2.394cm" svg:y2="0.153cm"><text:p/></draw:line><draw:line draw:style-name="gr7" draw:text-style-name="P68" svg:x1="2.391cm" svg:y1="0.149cm" svg:x2="2.364cm" svg:y2="0.133cm"><text:p/></draw:line><draw:line draw:style-name="gr7" draw:text-style-name="P68" svg:x1="2.364cm" svg:y1="0.131cm" svg:x2="2.341cm" svg:y2="0.111cm"><text:p/></draw:line><draw:line draw:style-name="gr7" draw:text-style-name="P68" svg:x1="2.341cm" svg:y1="0.113cm" svg:x2="2.311cm" svg:y2="0.093cm"><text:p/></draw:line><draw:line draw:style-name="gr7" draw:text-style-name="P68" svg:x1="2.315cm" svg:y1="0.096cm" svg:x2="2.289cm" svg:y2="0.079cm"><text:p/></draw:line><draw:line draw:style-name="gr7" draw:text-style-name="P68" svg:x1="2.288cm" svg:y1="0.074cm" svg:x2="2.262cm" svg:y2="0.058cm"><text:p/></draw:line><draw:line draw:style-name="gr7" draw:text-style-name="P68" svg:x1="2.257cm" svg:y1="0.059cm" svg:x2="2.23cm" svg:y2="0.036cm"><text:p/></draw:line><draw:line draw:style-name="gr7" draw:text-style-name="P68" svg:x1="2.403cm" svg:y1="0.164cm" svg:x2="2.423cm" svg:y2="0.164cm"><text:p/></draw:line><draw:line draw:style-name="gr7" draw:text-style-name="P68" svg:x1="2.416cm" svg:y1="0.153cm" svg:x2="2.416cm" svg:y2="0.18cm"><text:p/></draw:line></draw:g><draw:g draw:style-name="gr6"><draw:line draw:style-name="gr7" draw:text-style-name="P68" svg:x1="4.664cm" svg:y1="2.208cm" svg:x2="4.681cm" svg:y2="2.185cm"><text:p/></draw:line><draw:line draw:style-name="gr7" draw:text-style-name="P68" svg:x1="4.687cm" svg:y1="2.188cm" svg:x2="4.707cm" svg:y2="2.165cm"><text:p/></draw:line><draw:line draw:style-name="gr7" draw:text-style-name="P68" svg:x1="4.703cm" svg:y1="2.161cm" svg:x2="4.723cm" svg:y2="2.135cm"><text:p/></draw:line><draw:line draw:style-name="gr7" draw:text-style-name="P68" svg:x1="4.719cm" svg:y1="2.134cm" svg:x2="4.735cm" svg:y2="2.111cm"><text:p/></draw:line><draw:line draw:style-name="gr7" draw:text-style-name="P68" svg:x1="4.74cm" svg:y1="2.114cm" svg:x2="4.76cm" svg:y2="2.088cm"><text:p/></draw:line><draw:line draw:style-name="gr7" draw:text-style-name="P68" svg:x1="4.754cm" svg:y1="2.084cm" svg:x2="4.771cm" svg:y2="2.058cm"><text:p/></draw:line><draw:line draw:style-name="gr7" draw:text-style-name="P68" svg:x1="4.77cm" svg:y1="2.054cm" svg:x2="4.79cm" svg:y2="2.028cm"><text:p/></draw:line><draw:line draw:style-name="gr7" draw:text-style-name="P68" svg:x1="4.791cm" svg:y1="2.024cm" svg:x2="4.804cm" svg:y2="1.998cm"><text:p/></draw:line><draw:line draw:style-name="gr7" draw:text-style-name="P68" svg:x1="4.807cm" svg:y1="2.001cm" svg:x2="4.817cm" svg:y2="1.971cm"><text:p/></draw:line><draw:line draw:style-name="gr7" draw:text-style-name="P68" svg:x1="4.814cm" svg:y1="1.967cm" svg:x2="4.83cm" svg:y2="1.941cm"><text:p/></draw:line><draw:line draw:style-name="gr7" draw:text-style-name="P68" svg:x1="4.832cm" svg:y1="1.946cm" svg:x2="4.842cm" svg:y2="1.913cm"><text:p/></draw:line><draw:line draw:style-name="gr7" draw:text-style-name="P68" svg:x1="4.846cm" svg:y1="1.914cm" svg:x2="4.856cm" svg:y2="1.888cm"><text:p/></draw:line><draw:line draw:style-name="gr7" draw:text-style-name="P68" svg:x1="4.859cm" svg:y1="1.887cm" svg:x2="4.872cm" svg:y2="1.851cm"><text:p/></draw:line><draw:line draw:style-name="gr7" draw:text-style-name="P68" svg:x1="4.867cm" svg:y1="1.853cm" svg:x2="4.874cm" svg:y2="1.827cm"><text:p/></draw:line><draw:line draw:style-name="gr7" draw:text-style-name="P68" svg:x1="4.875cm" svg:y1="1.827cm" svg:x2="4.888cm" svg:y2="1.797cm"><text:p/></draw:line><draw:line draw:style-name="gr7" draw:text-style-name="P68" svg:x1="4.889cm" svg:y1="1.796cm" svg:x2="4.895cm" svg:y2="1.763cm"><text:p/></draw:line><draw:line draw:style-name="gr7" draw:text-style-name="P68" svg:x1="4.899cm" svg:y1="1.767cm" svg:x2="4.906cm" svg:y2="1.737cm"><text:p/></draw:line><draw:line draw:style-name="gr7" draw:text-style-name="P68" svg:x1="4.909cm" svg:y1="2.223cm" svg:x2="4.899cm" svg:y2="2.196cm"><text:p/></draw:line><draw:line draw:style-name="gr7" draw:text-style-name="P68" svg:x1="4.906cm" svg:y1="2.195cm" svg:x2="4.899cm" svg:y2="2.165cm"><text:p/></draw:line><draw:line draw:style-name="gr7" draw:text-style-name="P68" svg:x1="4.895cm" svg:y1="2.16cm" svg:x2="4.889cm" svg:y2="2.13cm"><text:p/></draw:line><draw:line draw:style-name="gr7" draw:text-style-name="P68" svg:x1="4.888cm" svg:y1="2.13cm" svg:x2="4.875cm" svg:y2="2.1cm"><text:p/></draw:line><draw:line draw:style-name="gr7" draw:text-style-name="P68" svg:x1="4.874cm" svg:y1="2.102cm" svg:x2="4.867cm" svg:y2="2.075cm"><text:p/></draw:line><draw:line draw:style-name="gr7" draw:text-style-name="P68" svg:x1="4.872cm" svg:y1="2.072cm" svg:x2="4.859cm" svg:y2="2.045cm"><text:p/></draw:line><draw:line draw:style-name="gr7" draw:text-style-name="P68" svg:x1="4.856cm" svg:y1="2.048cm" svg:x2="4.846cm" svg:y2="2.015cm"><text:p/></draw:line><draw:line draw:style-name="gr7" draw:text-style-name="P68" svg:x1="4.842cm" svg:y1="2.014cm" svg:x2="4.832cm" svg:y2="1.984cm"><text:p/></draw:line><draw:line draw:style-name="gr7" draw:text-style-name="P68" svg:x1="4.83cm" svg:y1="1.986cm" svg:x2="4.814cm" svg:y2="1.956cm"><text:p/></draw:line><draw:line draw:style-name="gr7" draw:text-style-name="P68" svg:x1="4.817cm" svg:y1="1.953cm" svg:x2="4.807cm" svg:y2="1.927cm"><text:p/></draw:line><draw:line draw:style-name="gr7" draw:text-style-name="P68" svg:x1="4.804cm" svg:y1="1.93cm" svg:x2="4.791cm" svg:y2="1.903cm"><text:p/></draw:line><draw:line draw:style-name="gr7" draw:text-style-name="P68" svg:x1="4.79cm" svg:y1="1.901cm" svg:x2="4.77cm" svg:y2="1.874cm"><text:p/></draw:line><draw:line draw:style-name="gr7" draw:text-style-name="P68" svg:x1="4.771cm" svg:y1="1.878cm" svg:x2="4.754cm" svg:y2="1.851cm"><text:p/></draw:line><draw:line draw:style-name="gr7" draw:text-style-name="P68" svg:x1="4.76cm" svg:y1="1.847cm" svg:x2="4.74cm" svg:y2="1.821cm"><text:p/></draw:line><draw:line draw:style-name="gr7" draw:text-style-name="P68" svg:x1="4.735cm" svg:y1="1.82cm" svg:x2="4.719cm" svg:y2="1.797cm"><text:p/></draw:line><draw:line draw:style-name="gr7" draw:text-style-name="P68" svg:x1="4.723cm" svg:y1="1.794cm" svg:x2="4.703cm" svg:y2="1.767cm"><text:p/></draw:line><draw:line draw:style-name="gr7" draw:text-style-name="P68" svg:x1="4.707cm" svg:y1="1.77cm" svg:x2="4.687cm" svg:y2="1.744cm"><text:p/></draw:line><draw:line draw:style-name="gr7" draw:text-style-name="P68" svg:x1="4.909cm" svg:y1="2.223cm" svg:x2="4.899cm" svg:y2="2.196cm"><text:p/></draw:line><draw:line draw:style-name="gr7" draw:text-style-name="P68" svg:x1="4.906cm" svg:y1="2.195cm" svg:x2="4.899cm" svg:y2="2.165cm"><text:p/></draw:line><draw:line draw:style-name="gr7" draw:text-style-name="P68" svg:x1="4.895cm" svg:y1="2.16cm" svg:x2="4.889cm" svg:y2="2.13cm"><text:p/></draw:line><draw:line draw:style-name="gr7" draw:text-style-name="P68" svg:x1="4.888cm" svg:y1="2.13cm" svg:x2="4.875cm" svg:y2="2.1cm"><text:p/></draw:line><draw:line draw:style-name="gr7" draw:text-style-name="P68" svg:x1="4.874cm" svg:y1="2.102cm" svg:x2="4.867cm" svg:y2="2.075cm"><text:p/></draw:line><draw:line draw:style-name="gr7" draw:text-style-name="P68" svg:x1="4.872cm" svg:y1="2.072cm" svg:x2="4.859cm" svg:y2="2.045cm"><text:p/></draw:line><draw:line draw:style-name="gr7" draw:text-style-name="P68" svg:x1="4.856cm" svg:y1="2.048cm" svg:x2="4.846cm" svg:y2="2.015cm"><text:p/></draw:line><draw:line draw:style-name="gr7" draw:text-style-name="P68" svg:x1="4.842cm" svg:y1="2.014cm" svg:x2="4.832cm" svg:y2="1.984cm"><text:p/></draw:line><draw:line draw:style-name="gr7" draw:text-style-name="P68" svg:x1="4.83cm" svg:y1="1.986cm" svg:x2="4.814cm" svg:y2="1.956cm"><text:p/></draw:line><draw:line draw:style-name="gr7" draw:text-style-name="P68" svg:x1="4.817cm" svg:y1="1.953cm" svg:x2="4.807cm" svg:y2="1.927cm"><text:p/></draw:line><draw:line draw:style-name="gr7" draw:text-style-name="P68" svg:x1="4.804cm" svg:y1="1.93cm" svg:x2="4.791cm" svg:y2="1.903cm"><text:p/></draw:line><draw:line draw:style-name="gr7" draw:text-style-name="P68" svg:x1="4.79cm" svg:y1="1.903cm" svg:x2="4.777cm" svg:y2="1.913cm"><text:p/></draw:line><draw:line draw:style-name="gr7" draw:text-style-name="P68" svg:x1="4.771cm" svg:y1="1.878cm" svg:x2="4.754cm" svg:y2="1.851cm"><text:p/></draw:line><draw:line draw:style-name="gr7" draw:text-style-name="P68" svg:x1="4.76cm" svg:y1="1.847cm" svg:x2="4.74cm" svg:y2="1.821cm"><text:p/></draw:line><draw:line draw:style-name="gr7" draw:text-style-name="P68" svg:x1="4.735cm" svg:y1="1.82cm" svg:x2="4.719cm" svg:y2="1.797cm"><text:p/></draw:line><draw:line draw:style-name="gr7" draw:text-style-name="P68" svg:x1="4.723cm" svg:y1="1.794cm" svg:x2="4.703cm" svg:y2="1.767cm"><text:p/></draw:line><draw:line draw:style-name="gr7" draw:text-style-name="P68" svg:x1="4.707cm" svg:y1="1.77cm" svg:x2="4.687cm" svg:y2="1.744cm"><text:p/></draw:line><draw:line draw:style-name="gr7" draw:text-style-name="P68" svg:x1="4.807cm" svg:y1="1.957cm" svg:x2="4.833cm" svg:y2="1.957cm"><text:p/></draw:line><draw:line draw:style-name="gr7" draw:text-style-name="P68" svg:x1="4.816cm" svg:y1="1.941cm" svg:x2="4.816cm" svg:y2="1.968cm"><text:p/></draw:line></draw:g><draw:g draw:style-name="gr6"><draw:line draw:style-name="gr7" draw:text-style-name="P68" svg:x1="2.327cm" svg:y1="3.679cm" svg:x2="2.35cm" svg:y2="3.705cm"><text:p/></draw:line><draw:line draw:style-name="gr7" draw:text-style-name="P68" svg:x1="2.35cm" svg:y1="3.709cm" svg:x2="2.37cm" svg:y2="3.729cm"><text:p/></draw:line><draw:line draw:style-name="gr7" draw:text-style-name="P68" svg:x1="2.371cm" svg:y1="3.726cm" svg:x2="2.394cm" svg:y2="3.749cm"><text:p/></draw:line><draw:line draw:style-name="gr7" draw:text-style-name="P68" svg:x1="2.394cm" svg:y1="3.749cm" svg:x2="2.417cm" svg:y2="3.775cm"><text:p/></draw:line><draw:line draw:style-name="gr7" draw:text-style-name="P68" svg:x1="2.416cm" svg:y1="3.769cm" svg:x2="2.436cm" svg:y2="3.795cm"><text:p/></draw:line><draw:line draw:style-name="gr7" draw:text-style-name="P68" svg:x1="2.438cm" svg:y1="3.799cm" svg:x2="2.464cm" svg:y2="3.822cm"><text:p/></draw:line><draw:line draw:style-name="gr7" draw:text-style-name="P68" svg:x1="2.461cm" svg:y1="3.817cm" svg:x2="2.484cm" svg:y2="3.834cm"><text:p/></draw:line><draw:line draw:style-name="gr7" draw:text-style-name="P68" svg:x1="2.491cm" svg:y1="3.84cm" svg:x2="2.514cm" svg:y2="3.86cm"><text:p/></draw:line><draw:line draw:style-name="gr7" draw:text-style-name="P68" svg:x1="2.513cm" svg:y1="3.859cm" svg:x2="2.539cm" svg:y2="3.879cm"><text:p/></draw:line><draw:line draw:style-name="gr7" draw:text-style-name="P68" svg:x1="2.535cm" svg:y1="3.883cm" svg:x2="2.558cm" svg:y2="3.903cm"><text:p/></draw:line><draw:line draw:style-name="gr7" draw:text-style-name="P68" svg:x1="2.558cm" svg:y1="3.896cm" svg:x2="2.584cm" svg:y2="3.913cm"><text:p/></draw:line><draw:line draw:style-name="gr7" draw:text-style-name="P68" svg:x1="2.588cm" svg:y1="3.913cm" svg:x2="2.615cm" svg:y2="3.929cm"><text:p/></draw:line><draw:line draw:style-name="gr7" draw:text-style-name="P68" svg:x1="2.61cm" svg:y1="3.926cm" svg:x2="2.637cm" svg:y2="3.943cm"><text:p/></draw:line><draw:line draw:style-name="gr7" draw:text-style-name="P68" svg:x1="2.64cm" svg:y1="3.95cm" svg:x2="2.66cm" svg:y2="3.97cm"><text:p/></draw:line><draw:line draw:style-name="gr7" draw:text-style-name="P68" svg:x1="2.662cm" svg:y1="3.959cm" svg:x2="2.692cm" svg:y2="3.972cm"><text:p/></draw:line><draw:line draw:style-name="gr7" draw:text-style-name="P68" svg:x1="2.692cm" svg:y1="3.98cm" svg:x2="2.718cm" svg:y2="4cm"><text:p/></draw:line><draw:line draw:style-name="gr7" draw:text-style-name="P68" svg:x1="2.327cm" svg:y1="3.679cm" svg:x2="2.35cm" svg:y2="3.705cm"><text:p/></draw:line><draw:line draw:style-name="gr7" draw:text-style-name="P68" svg:x1="2.35cm" svg:y1="3.709cm" svg:x2="2.37cm" svg:y2="3.729cm"><text:p/></draw:line><draw:line draw:style-name="gr7" draw:text-style-name="P68" svg:x1="2.371cm" svg:y1="3.726cm" svg:x2="2.394cm" svg:y2="3.749cm"><text:p/></draw:line><draw:line draw:style-name="gr7" draw:text-style-name="P68" svg:x1="2.394cm" svg:y1="3.749cm" svg:x2="2.417cm" svg:y2="3.775cm"><text:p/></draw:line><draw:line draw:style-name="gr7" draw:text-style-name="P68" svg:x1="2.416cm" svg:y1="3.769cm" svg:x2="2.436cm" svg:y2="3.795cm"><text:p/></draw:line><draw:line draw:style-name="gr7" draw:text-style-name="P68" svg:x1="2.438cm" svg:y1="3.799cm" svg:x2="2.464cm" svg:y2="3.822cm"><text:p/></draw:line><draw:line draw:style-name="gr7" draw:text-style-name="P68" svg:x1="2.461cm" svg:y1="3.817cm" svg:x2="2.484cm" svg:y2="3.834cm"><text:p/></draw:line><draw:line draw:style-name="gr7" draw:text-style-name="P68" svg:x1="2.491cm" svg:y1="3.84cm" svg:x2="2.514cm" svg:y2="3.86cm"><text:p/></draw:line><draw:line draw:style-name="gr7" draw:text-style-name="P68" svg:x1="2.513cm" svg:y1="3.859cm" svg:x2="2.539cm" svg:y2="3.879cm"><text:p/></draw:line><draw:line draw:style-name="gr7" draw:text-style-name="P68" svg:x1="2.535cm" svg:y1="3.883cm" svg:x2="2.558cm" svg:y2="3.903cm"><text:p/></draw:line><draw:line draw:style-name="gr7" draw:text-style-name="P68" svg:x1="2.558cm" svg:y1="3.896cm" svg:x2="2.584cm" svg:y2="3.913cm"><text:p/></draw:line><draw:line draw:style-name="gr7" draw:text-style-name="P68" svg:x1="2.588cm" svg:y1="3.913cm" svg:x2="2.615cm" svg:y2="3.929cm"><text:p/></draw:line><draw:line draw:style-name="gr7" draw:text-style-name="P68" svg:x1="2.61cm" svg:y1="3.926cm" svg:x2="2.637cm" svg:y2="3.943cm"><text:p/></draw:line><draw:line draw:style-name="gr7" draw:text-style-name="P68" svg:x1="2.64cm" svg:y1="3.95cm" svg:x2="2.66cm" svg:y2="3.97cm"><text:p/></draw:line><draw:line draw:style-name="gr7" draw:text-style-name="P68" svg:x1="2.662cm" svg:y1="3.959cm" svg:x2="2.692cm" svg:y2="3.972cm"><text:p/></draw:line><draw:line draw:style-name="gr7" draw:text-style-name="P68" svg:x1="2.692cm" svg:y1="3.98cm" svg:x2="2.718cm" svg:y2="4cm"><text:p/></draw:line><draw:line draw:style-name="gr7" draw:text-style-name="P68" svg:x1="2.334cm" svg:y1="3.943cm" svg:x2="2.357cm" svg:y2="3.926cm"><text:p/></draw:line><draw:line draw:style-name="gr7" draw:text-style-name="P68" svg:x1="2.356cm" svg:y1="3.929cm" svg:x2="2.383cm" svg:y2="3.913cm"><text:p/></draw:line><draw:line draw:style-name="gr7" draw:text-style-name="P68" svg:x1="2.386cm" svg:y1="3.913cm" svg:x2="2.416cm" svg:y2="3.896cm"><text:p/></draw:line><draw:line draw:style-name="gr7" draw:text-style-name="P68" svg:x1="2.416cm" svg:y1="3.903cm" svg:x2="2.439cm" svg:y2="3.883cm"><text:p/></draw:line><draw:line draw:style-name="gr7" draw:text-style-name="P68" svg:x1="2.438cm" svg:y1="3.879cm" svg:x2="2.464cm" svg:y2="3.859cm"><text:p/></draw:line><draw:line draw:style-name="gr7" draw:text-style-name="P68" svg:x1="2.461cm" svg:y1="3.86cm" svg:x2="2.484cm" svg:y2="3.84cm"><text:p/></draw:line><draw:line draw:style-name="gr7" draw:text-style-name="P68" svg:x1="2.491cm" svg:y1="3.834cm" svg:x2="2.514cm" svg:y2="3.817cm"><text:p/></draw:line><draw:line draw:style-name="gr7" draw:text-style-name="P68" svg:x1="2.513cm" svg:y1="3.822cm" svg:x2="2.536cm" svg:y2="3.799cm"><text:p/></draw:line><draw:line draw:style-name="gr7" draw:text-style-name="P68" svg:x1="2.535cm" svg:y1="3.795cm" svg:x2="2.558cm" svg:y2="3.769cm"><text:p/></draw:line><draw:line draw:style-name="gr7" draw:text-style-name="P68" svg:x1="2.553cm" svg:y1="3.775cm" svg:x2="2.576cm" svg:y2="3.749cm"><text:p/></draw:line><draw:line draw:style-name="gr7" draw:text-style-name="P68" svg:x1="2.576cm" svg:y1="3.749cm" svg:x2="2.599cm" svg:y2="3.726cm"><text:p/></draw:line><draw:line draw:style-name="gr7" draw:text-style-name="P68" svg:x1="2.599cm" svg:y1="3.729cm" svg:x2="2.616cm" svg:y2="3.709cm"><text:p/></draw:line><draw:line draw:style-name="gr7" draw:text-style-name="P68" svg:x1="2.468cm" svg:y1="3.84cm" svg:x2="2.491cm" svg:y2="3.84cm"><text:p/></draw:line><draw:line draw:style-name="gr7" draw:text-style-name="P68" svg:x1="2.491cm" svg:y1="3.817cm" svg:x2="2.491cm" svg:y2="3.844cm"><text:p/></draw:line></draw:g><draw:g draw:style-name="gr6"><draw:line draw:style-name="gr7" draw:text-style-name="P68" svg:x1="-0.001cm" svg:y1="1.844cm" svg:x2="0.006cm" svg:y2="1.874cm"><text:p/></draw:line><draw:line draw:style-name="gr7" draw:text-style-name="P68" svg:x1="0.006cm" svg:y1="1.871cm" svg:x2="0.019cm" svg:y2="1.901cm"><text:p/></draw:line><draw:line draw:style-name="gr7" draw:text-style-name="P68" svg:x1="0.018cm" svg:y1="1.897cm" svg:x2="0.025cm" svg:y2="1.927cm"><text:p/></draw:line><draw:line draw:style-name="gr7" draw:text-style-name="P68" svg:x1="0.027cm" svg:y1="1.927cm" svg:x2="0.04cm" svg:y2="1.957cm"><text:p/></draw:line><draw:line draw:style-name="gr7" draw:text-style-name="P68" svg:x1="0.041cm" svg:y1="1.957cm" svg:x2="0.051cm" svg:y2="1.983cm"><text:p/></draw:line><draw:line draw:style-name="gr7" draw:text-style-name="P68" svg:x1="0.055cm" svg:y1="1.984cm" svg:x2="0.062cm" svg:y2="2.02cm"><text:p/></draw:line><draw:line draw:style-name="gr7" draw:text-style-name="P68" svg:x1="0.063cm" svg:y1="2.015cm" svg:x2="0.08cm" svg:y2="2.042cm"><text:p/></draw:line><draw:line draw:style-name="gr7" draw:text-style-name="P68" svg:x1="0.08cm" svg:y1="2.045cm" svg:x2="0.09cm" svg:y2="2.075cm"><text:p/></draw:line><draw:line draw:style-name="gr7" draw:text-style-name="P68" svg:x1="0.092cm" svg:y1="2.075cm" svg:x2="0.108cm" svg:y2="2.101cm"><text:p/></draw:line><draw:line draw:style-name="gr7" draw:text-style-name="P68" svg:x1="0.103cm" svg:y1="2.1cm" svg:x2="0.12cm" svg:y2="2.123cm"><text:p/></draw:line><draw:line draw:style-name="gr7" draw:text-style-name="P68" svg:x1="0.122cm" svg:y1="2.125cm" svg:x2="0.142cm" svg:y2="2.152cm"><text:p/></draw:line><draw:line draw:style-name="gr7" draw:text-style-name="P68" svg:x1="0.139cm" svg:y1="2.165cm" svg:x2="0.159cm" svg:y2="2.188cm"><text:p/></draw:line><draw:line draw:style-name="gr7" draw:text-style-name="P68" svg:x1="0.156cm" svg:y1="2.185cm" svg:x2="0.169cm" svg:y2="2.211cm"><text:p/></draw:line><draw:line draw:style-name="gr7" draw:text-style-name="P68" svg:x1="0.169cm" svg:y1="2.208cm" svg:x2="0.189cm" svg:y2="2.231cm"><text:p/></draw:line><draw:line draw:style-name="gr7" draw:text-style-name="P68" svg:x1="0.19cm" svg:y1="2.232cm" svg:x2="0.21cm" svg:y2="2.259cm"><text:p/></draw:line><draw:line draw:style-name="gr7" draw:text-style-name="P68" svg:x1="0.212cm" svg:y1="2.262cm" svg:x2="0.232cm" svg:y2="2.288cm"><text:p/></draw:line><draw:line draw:style-name="gr7" draw:text-style-name="P68" svg:x1="0.189cm" svg:y1="1.844cm" svg:x2="0.169cm" svg:y2="1.87cm"><text:p/></draw:line><draw:line draw:style-name="gr7" draw:text-style-name="P68" svg:x1="0.169cm" svg:y1="1.871cm" svg:x2="0.156cm" svg:y2="1.897cm"><text:p/></draw:line><draw:line draw:style-name="gr7" draw:text-style-name="P68" svg:x1="0.159cm" svg:y1="1.894cm" svg:x2="0.139cm" svg:y2="1.921cm"><text:p/></draw:line><draw:line draw:style-name="gr7" draw:text-style-name="P68" svg:x1="0.142cm" svg:y1="1.924cm" svg:x2="0.122cm" svg:y2="1.944cm"><text:p/></draw:line><draw:line draw:style-name="gr7" draw:text-style-name="P68" svg:x1="0.12cm" svg:y1="1.941cm" svg:x2="0.103cm" svg:y2="1.977cm"><text:p/></draw:line><draw:line draw:style-name="gr7" draw:text-style-name="P68" svg:x1="0.108cm" svg:y1="1.979cm" svg:x2="0.092cm" svg:y2="2.002cm"><text:p/></draw:line><draw:line draw:style-name="gr7" draw:text-style-name="P68" svg:x1="0.09cm" svg:y1="2.001cm" svg:x2="0.08cm" svg:y2="2.027cm"><text:p/></draw:line><draw:line draw:style-name="gr7" draw:text-style-name="P68" svg:x1="0.08cm" svg:y1="2.028cm" svg:x2="0.063cm" svg:y2="2.058cm"><text:p/></draw:line><draw:line draw:style-name="gr7" draw:text-style-name="P68" svg:x1="0.062cm" svg:y1="2.058cm" svg:x2="0.055cm" svg:y2="2.091cm"><text:p/></draw:line><draw:line draw:style-name="gr7" draw:text-style-name="P68" svg:x1="0.051cm" svg:y1="2.088cm" svg:x2="0.041cm" svg:y2="2.118cm"><text:p/></draw:line><draw:line draw:style-name="gr7" draw:text-style-name="P68" svg:x1="0.04cm" svg:y1="2.12cm" svg:x2="0.027cm" svg:y2="2.15cm"><text:p/></draw:line><draw:line draw:style-name="gr7" draw:text-style-name="P68" svg:x1="0.025cm" svg:y1="2.155cm" svg:x2="0.018cm" svg:y2="2.182cm"><text:p/></draw:line><draw:line draw:style-name="gr7" draw:text-style-name="P68" svg:x1="0.019cm" svg:y1="2.178cm" svg:x2="0.006cm" svg:y2="2.205cm"><text:p/></draw:line><draw:line draw:style-name="gr7" draw:text-style-name="P68" svg:x1="0.006cm" svg:y1="2.208cm" svg:x2="-0.001cm" svg:y2="2.241cm"><text:p/></draw:line><draw:line draw:style-name="gr7" draw:text-style-name="P68" svg:x1="0.063cm" svg:y1="2.038cm" svg:x2="0.09cm" svg:y2="2.038cm"><text:p/></draw:line><draw:line draw:style-name="gr7" draw:text-style-name="P68" svg:x1="0.073cm" svg:y1="2.024cm" svg:x2="0.073cm" svg:y2="2.051cm"><text:p/></draw:line></draw:g><draw:line draw:style-name="gr8" draw:text-style-name="P67" svg:x1="1.923cm" svg:y1="0.678cm" svg:x2="2.015cm" svg:y2="0.825cm"><text:p/></draw:line><draw:line draw:style-name="gr9" draw:text-style-name="P67" svg:x1="1.879cm" svg:y1="0.678cm" svg:x2="1.973cm" svg:y2="0.825cm"><text:p/></draw:line><draw:line draw:style-name="gr10" draw:text-style-name="P69" svg:x1="2.408cm" svg:y1="0.176cm" svg:x2="3.416cm" svg:y2="1.322cm"><text:p/></draw:line><draw:line draw:style-name="gr11" draw:text-style-name="P69" svg:x1="2.857cm" svg:y1="0.806cm" svg:x2="2.913cm" svg:y2="0.641cm"><text:p/></draw:line><draw:line draw:style-name="gr12" draw:text-style-name="P69" svg:x1="2.888cm" svg:y1="0.836cm" svg:x2="2.944cm" svg:y2="0.671cm"><text:p/></draw:line><draw:line draw:style-name="gr13" draw:text-style-name="P69" svg:x1="1.482cm" svg:y1="2.666cm" svg:x2="2.485cm" svg:y2="3.812cm"><text:p/></draw:line><draw:line draw:style-name="gr14" draw:text-style-name="P69" svg:x1="1.923cm" svg:y1="3.287cm" svg:x2="1.983cm" svg:y2="3.127cm"><text:p/></draw:line><draw:line draw:style-name="gr15" draw:text-style-name="P69" svg:x1="1.953cm" svg:y1="3.324cm" svg:x2="2.009cm" svg:y2="3.164cm"><text:p/></draw:line><draw:line draw:style-name="gr16" draw:text-style-name="P69" svg:x1="3.439cm" svg:y1="2.628cm" svg:x2="2.479cm" svg:y2="3.81cm"><text:p/></draw:line><draw:line draw:style-name="gr17" draw:text-style-name="P69" svg:x1="2.902cm" svg:y1="3.188cm" svg:x2="3.057cm" svg:y2="3.287cm"><text:p/></draw:line><draw:line draw:style-name="gr18" draw:text-style-name="P69" svg:x1="2.872cm" svg:y1="3.206cm" svg:x2="3.029cm" svg:y2="3.305cm"><text:p/></draw:line><draw:line draw:style-name="gr19" draw:text-style-name="P69" svg:x1="1.451cm" svg:y1="1.359cm" svg:x2="0.085cm" svg:y2="2.034cm"><text:p/></draw:line><draw:line draw:style-name="gr20" draw:text-style-name="P69" svg:x1="0.738cm" svg:y1="1.628cm" svg:x2="0.881cm" svg:y2="1.73cm"><text:p/></draw:line><draw:line draw:style-name="gr21" draw:text-style-name="P69" svg:x1="0.698cm" svg:y1="1.647cm" svg:x2="0.841cm" svg:y2="1.743cm"><text:p/></draw:line><draw:line draw:style-name="gr22" draw:text-style-name="P69" svg:x1="1.474cm" svg:y1="2.666cm" svg:x2="0.085cm" svg:y2="2.038cm"><text:p/></draw:line><draw:line draw:style-name="gr23" draw:text-style-name="P69" svg:x1="0.87cm" svg:y1="2.323cm" svg:x2="0.743cm" svg:y2="2.445cm"><text:p/></draw:line><draw:line draw:style-name="gr24" draw:text-style-name="P69" svg:x1="0.857cm" svg:y1="2.282cm" svg:x2="0.73cm" svg:y2="2.404cm"><text:p/></draw:line><draw:line draw:style-name="gr25" draw:text-style-name="P69" svg:x1="3.417cm" svg:y1="1.326cm" svg:x2="4.806cm" svg:y2="1.95cm"><text:p/></draw:line><draw:line draw:style-name="gr26" draw:text-style-name="P69" svg:x1="4.076cm" svg:y1="1.707cm" svg:x2="4.059cm" svg:y2="1.532cm"><text:p/></draw:line><draw:line draw:style-name="gr27" draw:text-style-name="P69" svg:x1="4.122cm" svg:y1="1.727cm" svg:x2="4.105cm" svg:y2="1.552cm"><text:p/></draw:line><draw:line draw:style-name="gr28" draw:text-style-name="P69" svg:x1="3.44cm" svg:y1="2.628cm" svg:x2="4.806cm" svg:y2="1.948cm"><text:p/></draw:line><draw:line draw:style-name="gr29" draw:text-style-name="P69" svg:x1="4.155cm" svg:y1="2.358cm" svg:x2="4.008cm" svg:y2="2.262cm"><text:p/></draw:line><draw:line draw:style-name="gr30" draw:text-style-name="P69" svg:x1="4.199cm" svg:y1="2.34cm" svg:x2="4.052cm" svg:y2="2.238cm"><text:p/></draw:line><draw:line draw:style-name="gr31" draw:text-style-name="P69" svg:x1="3.394cm" svg:y1="2.65cm" svg:x2="1.469cm" svg:y2="2.65cm"><text:p/></draw:line><draw:rect draw:style-name="gr32" draw:text-style-name="P70" svg:width="0.14cm" svg:height="0.145cm" svg:x="3.274cm" svg:y="1.344cm"><text:p/></draw:rect><draw:rect draw:style-name="gr33" draw:text-style-name="P70" svg:width="0.133cm" svg:height="0.156cm" svg:x="3.286cm" svg:y="2.496cm"><text:p/></draw:rect><draw:frame draw:style-name="gr34" draw:text-style-name="P72" svg:width="1.308cm" svg:height="0.895cm" svg:x="2.057cm" svg:y="1.12cm"><draw:text-box><text:p text:style-name="P71"><text:span text:style-name="T35"></text:span></text:p></draw:text-box></draw:frame><draw:line draw:style-name="gr35" draw:text-style-name="P69" svg:x1="1.482cm" svg:y1="1.336cm" svg:x2="3.414cm" svg:y2="1.336cm"><text:p/></draw:line><draw:line draw:style-name="gr36" draw:text-style-name="P69" svg:x1="1.469cm" svg:y1="1.349cm" svg:x2="1.469cm" svg:y2="2.643cm"><text:p/></draw:line><draw:rect draw:style-name="gr37" draw:text-style-name="P70" svg:width="0.138cm" svg:height="0.145cm" svg:x="1.48cm" svg:y="1.344cm"><text:p/></draw:rect><draw:rect draw:style-name="gr38" draw:text-style-name="P70" svg:width="0.138cm" svg:height="0.152cm" svg:x="1.48cm" svg:y="2.487cm"><text:p/></draw:rect><draw:frame draw:style-name="gr39" draw:text-style-name="P72" svg:width="1.304cm" svg:height="0.895cm" svg:x="2.101cm" svg:y="2.422cm"><draw:text-box><text:p text:style-name="P71"><text:span text:style-name="T35"></text:span></text:p></draw:text-box></draw:frame><draw:frame draw:style-name="gr40" draw:text-style-name="P72" svg:width="1.315cm" svg:height="0.893cm" svg:x="1.118cm" svg:y="1.847cm"><draw:text-box><text:p text:style-name="P71"><text:span text:style-name="T35"></text:span></text:p></draw:text-box></draw:frame><draw:frame draw:style-name="gr41" draw:text-style-name="P72" svg:width="1.311cm" svg:height="0.895cm" svg:x="3.071cm" svg:y="1.748cm"><draw:text-box><text:p text:style-name="P71"><text:span text:style-name="T35"></text:span></text:p></draw:text-box></draw:frame><draw:line draw:style-name="gr42" draw:text-style-name="P69" svg:x1="3.417cm" svg:y1="1.349cm" svg:x2="3.417cm" svg:y2="2.643cm"><text:p/></draw:line></draw:g></text:span></text:span></text:p></text:section></draw:text-box></draw:frame></text:h>
      <text:list xml:id="list2045548572" text:style-name="Num_5f_Exo">
        <text:list-item>
          <text:h text:style-name="P56" text:outline-level="1"><draw:g text:anchor-type="paragraph" draw:z-index="14" draw:name="Forme7" draw:style-name="gr112"><draw:frame draw:style-name="gr113" draw:text-style-name="P86" svg:width="0.313cm" svg:height="0.414cm" svg:x="7.435cm" svg:y="0.653cm"><draw:text-box><text:p text:style-name="P71"><text:span text:style-name="T42">S</text:span></text:p></draw:text-box></draw:frame><draw:frame draw:name="DescriptionOOoTep" draw:style-name="gr114" draw:text-style-name="P87" svg:width="0.006cm" svg:height="0.003cm" svg:x="6.094cm" svg:y="3.265cm"><draw:text-box><text:p text:style-name="P71"><text:span text:style-name="T43">@options;</text:span></text:p><text:p text:style-name="P71"><text:span text:style-name="T43"/></text:p><text:p text:style-name="P71"><text:span text:style-name="T43">@figure;</text:span></text:p><text:p text:style-name="P71"><text:span text:style-name="T43"><text:s text:c="2"/></text:span><text:span text:style-name="T43">A = point( -5.23 , -1.8 ) <text:s/>{ (-0.8,-0.13) };</text:span></text:p><text:p text:style-name="P71"><text:span text:style-name="T43"><text:s text:c="2"/></text:span><text:span text:style-name="T43">B = point( 1.3 , -1.83 );</text:span></text:p><text:p text:style-name="P71"><text:span text:style-name="T43"><text:s text:c="2"/></text:span><text:span text:style-name="T43">sAB = segment( A , B );</text:span></text:p><text:p text:style-name="P71"><text:span text:style-name="T43"><text:s text:c="2"/></text:span><text:span text:style-name="T43">I = milieu( sAB ) <text:s/>{ i };</text:span></text:p><text:p text:style-name="P71"><text:span text:style-name="T43"><text:s text:c="2"/></text:span><text:span text:style-name="T43">ceBI = cercle( B , I ) <text:s/>{ i };</text:span></text:p><text:p text:style-name="P71"><text:span text:style-name="T43"><text:s text:c="2"/></text:span><text:span text:style-name="T43">ceAI = cercle( A , I ) <text:s/>{ i };</text:span></text:p><text:p text:style-name="P71"><text:span text:style-name="T43"><text:s text:c="2"/></text:span><text:span text:style-name="T43">perpAsAB = perpendiculaire( A , sAB ) <text:s/>{ i };</text:span></text:p><text:p text:style-name="P71"><text:span text:style-name="T43"><text:s text:c="2"/></text:span><text:span text:style-name="T43">perpBsAB = perpendiculaire( B , sAB ) <text:s/>{ i };</text:span></text:p><text:p text:style-name="P71"><text:span text:style-name="T43"><text:s text:c="2"/></text:span><text:span text:style-name="T43">2 = intersection( perpAsAB , ceAI , 1 ) <text:s/>{ i };</text:span></text:p><text:p text:style-name="P71"><text:span text:style-name="T43"><text:s text:c="3"/></text:span><text:span text:style-name="T43">= intersection( perpAsAB , ceAI , 2 ) <text:s/>{ i };</text:span></text:p><text:p text:style-name="P71"><text:span text:style-name="T43"><text:s text:c="2"/></text:span><text:span text:style-name="T43">2 = intersection( perpBsAB , ceBI , 1 ) <text:s/>{ i };</text:span></text:p><text:p text:style-name="P71"><text:span text:style-name="T43"><text:s text:c="3"/></text:span><text:span text:style-name="T43">= intersection( perpBsAB , ceBI , 2 ) <text:s/>{ i };</text:span></text:p><text:p text:style-name="P71"><text:span text:style-name="T43"><text:s text:c="2"/></text:span><text:span text:style-name="T43">biss2AI = bissectrice( 2 , A , I ) <text:s/>{ i };</text:span></text:p><text:p text:style-name="P71"><text:span text:style-name="T43"><text:s text:c="2"/></text:span><text:span text:style-name="T43">D2 = intersection( ceAI , biss2AI , 1 ) <text:s/>{ i };</text:span></text:p><text:p text:style-name="P71"><text:span text:style-name="T43"><text:s text:c="2"/></text:span><text:span text:style-name="T43">D = intersection( ceAI , biss2AI , 2 ) <text:s/>{ (-0.83,-0.5) };</text:span></text:p><text:p text:style-name="P71"><text:span text:style-name="T43"><text:s text:c="2"/></text:span><text:span text:style-name="T43">sAD = segment( A , D );</text:span></text:p><text:p text:style-name="P71"><text:span text:style-name="T43"><text:s text:c="2"/></text:span><text:span text:style-name="T43">paraDsAB = parallele( D , sAB ) <text:s/>{ i };</text:span></text:p><text:p text:style-name="P71"><text:span text:style-name="T43"><text:s text:c="2"/></text:span><text:span text:style-name="T43">paraBbiss2AI = parallele( B , biss2AI ) <text:s/>{ i };</text:span></text:p><text:p text:style-name="P71"><text:span text:style-name="T43"><text:s text:c="2"/></text:span><text:span text:style-name="T43">C = intersection( paraBbiss2AI , paraDsAB );</text:span></text:p><text:p text:style-name="P71"><text:span text:style-name="T43"><text:s text:c="2"/></text:span><text:span text:style-name="T43">polyDCBA = polygone( D , C , B , A <text:s/>);</text:span></text:p><text:p text:style-name="P71"><text:span text:style-name="T43"><text:s text:c="2"/></text:span><text:span text:style-name="T43">sDB = segment( D , B );</text:span></text:p><text:p text:style-name="P71"><text:span text:style-name="T43"><text:s text:c="2"/></text:span><text:span text:style-name="T43">sCA = segment( C , A );</text:span></text:p><text:p text:style-name="P71"><text:span text:style-name="T43"><text:s text:c="2"/></text:span><text:span text:style-name="T43">H = intersection( sDB , sCA ) <text:s/>{ (-0.33,0.13) };</text:span></text:p><text:p text:style-name="P71"><text:span text:style-name="T43"><text:s text:c="2"/></text:span><text:span text:style-name="T43">paraHsAB = parallele( H , sAB ) <text:s/>{ i };</text:span></text:p><text:p text:style-name="P71"><text:span text:style-name="T43"><text:s text:c="2"/></text:span><text:span text:style-name="T43">perpHparaHsAB = perpendiculaire( H , paraHsAB ) <text:s/>{ i };</text:span></text:p><text:p text:style-name="P71"><text:span text:style-name="T43"><text:s text:c="2"/></text:span><text:span text:style-name="T43">S = pointsur( perpHparaHsAB , 6.63 ) <text:s/>{ (0.13,-0.73) };</text:span></text:p><text:p text:style-name="P71"><text:span text:style-name="T43"><text:s text:c="2"/></text:span><text:span text:style-name="T43">sSC = segment( S , C );</text:span></text:p><text:p text:style-name="P71"><text:span text:style-name="T43"><text:s text:c="2"/></text:span><text:span text:style-name="T43">sSB = segment( S , B );</text:span></text:p><text:p text:style-name="P71"><text:span text:style-name="T43"><text:s text:c="2"/></text:span><text:span text:style-name="T43">sSD = segment( S , D );</text:span></text:p><text:p text:style-name="P71"><text:span text:style-name="T43"><text:s text:c="2"/></text:span><text:span text:style-name="T43">sSA = segment( S , A );</text:span></text:p><text:p text:style-name="P71"><text:span text:style-name="T43"><text:s text:c="2"/></text:span><text:span text:style-name="T43">sSH = segment( S , H );</text:span></text:p><text:p text:style-name="P71"><text:span text:style-name="T43"/></text:p><text:p text:style-name="P71"><text:span text:style-name="T43"/></text:p></draw:text-box></draw:frame><draw:line draw:style-name="gr115" draw:text-style-name="P88" svg:x1="6.158cm" svg:y1="3.558cm" svg:x2="7.513cm" svg:y2="1.027cm"><text:p/></draw:line><draw:line draw:style-name="gr115" draw:text-style-name="P88" svg:x1="8.096cm" svg:y1="3.556cm" svg:x2="6.163cm" svg:y2="3.556cm"><text:p/></draw:line><draw:line draw:style-name="gr115" draw:text-style-name="P88" svg:x1="7.511cm" svg:y1="1.027cm" svg:x2="7.511cm" svg:y2="1.053cm"><text:p/></draw:line><draw:line draw:style-name="gr115" draw:text-style-name="P88" svg:x1="8.095cm" svg:y1="3.555cm" svg:x2="7.511cm" svg:y2="1.027cm"><text:p/></draw:line><draw:line draw:style-name="gr115" draw:text-style-name="P88" svg:x1="7.513cm" svg:y1="1.027cm" svg:x2="7.504cm" svg:y2="1.061cm"><text:p/></draw:line><draw:line draw:style-name="gr115" draw:text-style-name="P88" svg:x1="8.1cm" svg:y1="3.56cm" svg:x2="8.878cm" svg:y2="3.073cm"><text:p/></draw:line><draw:line draw:style-name="gr115" draw:text-style-name="P88" svg:x1="7.511cm" svg:y1="1.027cm" svg:x2="8.873cm" svg:y2="3.068cm"><text:p/></draw:line><draw:line draw:style-name="gr115" draw:text-style-name="P88" svg:x1="6.158cm" svg:y1="3.552cm" svg:x2="6.179cm" svg:y2="3.54cm"><text:p/></draw:line><draw:line draw:style-name="gr115" draw:text-style-name="P88" svg:x1="6.158cm" svg:y1="3.556cm" svg:x2="6.176cm" svg:y2="3.551cm"><text:p/></draw:line><draw:line draw:style-name="gr115" draw:text-style-name="P88" svg:x1="8.811cm" svg:y1="3.078cm" svg:x2="8.83cm" svg:y2="3.073cm"><text:p/></draw:line><draw:line draw:style-name="gr115" draw:text-style-name="P88" svg:x1="8.848cm" svg:y1="3.078cm" svg:x2="8.869cm" svg:y2="3.073cm"><text:p/></draw:line><draw:line draw:style-name="gr115" draw:text-style-name="P88" svg:x1="8.874cm" svg:y1="3.073cm" svg:x2="8.848cm" svg:y2="3.073cm"><text:p/></draw:line><draw:line draw:style-name="gr115" draw:text-style-name="P88" svg:x1="8.832cm" svg:y1="3.073cm" svg:x2="8.804cm" svg:y2="3.073cm"><text:p/></draw:line><draw:frame draw:style-name="gr116" draw:text-style-name="P89" svg:width="0.862cm" svg:height="0.779cm" svg:x="6.385cm" svg:y="2.634cm"><draw:text-box><text:p text:style-name="P71"><text:span text:style-name="T44">N</text:span></text:p></draw:text-box></draw:frame><draw:line draw:style-name="gr117" draw:text-style-name="P88" svg:x1="7.511cm" svg:y1="1.046cm" svg:x2="6.948cm" svg:y2="3.071cm"><text:p/></draw:line><draw:line draw:style-name="gr117" draw:text-style-name="P88" svg:x1="6.957cm" svg:y1="3.073cm" svg:x2="6.163cm" svg:y2="3.551cm"><text:p/></draw:line><draw:line draw:style-name="gr117" draw:text-style-name="P88" svg:x1="6.959cm" svg:y1="3.078cm" svg:x2="8.868cm" svg:y2="3.078cm"><text:p/></draw:line><draw:frame draw:style-name="gr118" draw:text-style-name="P90" svg:width="1.001cm" svg:height="0.481cm" draw:transform="rotate (-0.936892742470556) translate (8.40493055555556cm 1.508125cm)"><draw:text-box><text:p text:style-name="P71"><text:span text:style-name="T45">2,3 </text:span></text:p></draw:text-box></draw:frame><draw:frame draw:style-name="gr113" draw:text-style-name="P90" svg:width="0.75cm" svg:height="0.414cm" svg:x="6.796cm" svg:y="3.574cm"><draw:text-box><text:p text:style-name="P71"><text:span text:style-name="T45">1,8</text:span></text:p></draw:text-box></draw:frame><draw:frame draw:style-name="gr113" draw:text-style-name="P90" svg:width="0.313cm" svg:height="0.414cm" svg:x="5.805cm" svg:y="3.371cm"><draw:text-box><text:p text:style-name="P71"><text:span text:style-name="T45">M</text:span></text:p></draw:text-box></draw:frame><draw:frame draw:style-name="gr113" draw:text-style-name="P90" svg:width="0.313cm" svg:height="0.414cm" svg:x="8.139cm" svg:y="3.562cm"><draw:text-box><text:p text:style-name="P71"><text:span text:style-name="T45">R</text:span></text:p></draw:text-box></draw:frame><draw:frame draw:style-name="gr113" draw:text-style-name="P90" svg:width="0.366cm" svg:height="0.414cm" svg:x="8.941cm" svg:y="2.884cm"><draw:text-box><text:p text:style-name="P71"><text:span text:style-name="T45">P</text:span></text:p></draw:text-box></draw:frame><draw:frame draw:style-name="gr119" draw:text-style-name="P86" svg:width="0.747cm" svg:height="0.479cm" svg:x="8.52cm" svg:y="3.276cm"><draw:text-box><text:p text:style-name="P71"><text:span text:style-name="T42"><text:s/></text:span></text:p></draw:text-box></draw:frame></draw:g><text:span text:style-name="Bold_5f_niv2"><text:span text:style-name="T17"> </text:span></text:span><text:span text:style-name="Bold_5f_niv2"><text:span text:style-name="T16">Pyramide à base carrée</text:span></text:span></text:h>
          <text:p text:style-name="P48">SMNPR est une pyramide régulière à base carrée. L’unité est le centimètre.</text:p>
          <text:p text:style-name="P44"><text:span text:style-name="_5f_pointillés_20_gris"><text:span text:style-name="T9">Trace ci‑dessous le patron de cette pyramide.</text:span></text:span></text:p>
        </text:list-item>
      </text:list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p text:style-name="P27"><text:span text:style-name="_5f_pointillés_20_gris"><text:span text:style-name="T9"/></text:span></text:p>
      <text:list xml:id="list84060132084166" text:continue-numbering="true" text:style-name="Num_5f_Exo">
        <text:list-item>
          <text:h text:style-name="P59" text:outline-level="1"> <text:span text:style-name="T18">Sur les deux schémas ci-dessous, indique s’il s’agit du patron d’une pyramide. </text:span></text:h>
        </text:list-item>
      </text:list>
      <text:list xml:id="list84060046434000" text:continue-list="list2888018277" text:style-name="_5f_Numérotation_20_des_20_exercices_20_livrets">
        <text:list-item>
          <text:list>
            <text:list-item>
              <text:list>
                <text:list-item>
                  <text:p text:style-name="P41">Si oui, colorie de la même couleur les arêtes qui vont se coller l’une contre l’autre après pliage. </text:p>
                </text:list-item>
                <text:list-item>
                  <text:p text:style-name="P41">Si non, indique le problème. </text:p>
                </text:list-item>
              </text:list>
            </text:list-item>
          </text:list>
        </text:list-item>
      </text:list>
      <text:section text:style-name="Sect2" text:name="Section1">
        <text:list xml:id="list1588561573" text:style-name="liste_5f_abc">
          <text:list-item>
            <text:list>
              <text:list-item text:start-value="1">
                <text:p text:style-name="P43"><draw:g text:anchor-type="paragraph" draw:z-index="15" draw:name="Forme8" draw:style-name="gr99"><draw:line draw:style-name="gr100" draw:text-style-name="P69" svg:x1="2.755cm" svg:y1="2.366cm" svg:x2="1.898cm" svg:y2="2.366cm"><text:p/></draw:line><draw:line draw:style-name="gr101" draw:text-style-name="P69" svg:x1="1.898cm" svg:y1="1.507cm" svg:x2="2.753cm" svg:y2="1.507cm"><text:p/></draw:line><draw:line draw:style-name="gr102" draw:text-style-name="P69" svg:x1="2.752cm" svg:y1="1.507cm" svg:x2="2.752cm" svg:y2="2.362cm"><text:p/></draw:line><draw:line draw:style-name="gr103" draw:text-style-name="P69" svg:x1="1.898cm" svg:y1="1.507cm" svg:x2="1.898cm" svg:y2="2.362cm"><text:p/></draw:line><draw:line draw:style-name="gr104" draw:text-style-name="P69" svg:x1="0.609cm" svg:y1="1.507cm" svg:x2="1.893cm" svg:y2="1.507cm"><text:p/></draw:line><draw:line draw:style-name="gr105" draw:text-style-name="P69" svg:x1="0.609cm" svg:y1="1.507cm" svg:x2="1.893cm" svg:y2="2.362cm"><text:p/></draw:line><draw:line draw:style-name="gr106" draw:text-style-name="P69" svg:x1="1.898cm" svg:y1="1.505cm" svg:x2="2.753cm" svg:y2="0.551cm"><text:p/></draw:line><draw:line draw:style-name="gr107" draw:text-style-name="P69" svg:x1="2.752cm" svg:y1="0.551cm" svg:x2="2.752cm" svg:y2="1.505cm"><text:p/></draw:line><draw:line draw:style-name="gr108" draw:text-style-name="P69" svg:x1="2.752cm" svg:y1="0.551cm" svg:x2="3.609cm" svg:y2="1.505cm"><text:p/></draw:line><draw:line draw:style-name="gr109" draw:text-style-name="P69" svg:x1="3.609cm" svg:y1="1.507cm" svg:x2="2.752cm" svg:y2="1.507cm"><text:p/></draw:line><draw:line draw:style-name="gr110" draw:text-style-name="P69" svg:x1="1.898cm" svg:y1="2.366cm" svg:x2="2.753cm" svg:y2="3.647cm"><text:p/></draw:line><draw:line draw:style-name="gr111" draw:text-style-name="P69" svg:x1="2.752cm" svg:y1="2.366cm" svg:x2="2.752cm" svg:y2="3.647cm"><text:p/></draw:line></draw:g></text:p>
              </text:list-item>
            </text:list>
          </text:list-item>
        </text:list>
        <text:p text:style-name="P31"/>
        <text:p text:style-name="P31"/>
        <text:p text:style-name="P31"/>
        <text:p text:style-name="P31"/>
        <text:p text:style-name="P31"/>
        <text:list xml:id="list84061285909082" text:continue-list="list84060132084166" text:style-name="Num_5f_Exo">
          <text:list-item>
            <text:list>
              <text:list-header>
                <text:p text:style-name="P38"><text:span text:style-name="_5f_pointillés_20_gris"><text:span text:style-name="T24"><text:tab/></text:span></text:span></text:p>
                <text:p text:style-name="P35"><text:span text:style-name="_5f_pointillés_20_gris"><text:span text:style-name="T24"><text:tab/></text:span></text:span></text:p>
                <text:p text:style-name="P35"><text:span text:style-name="_5f_pointillés_20_gris"><text:span text:style-name="T24"><text:tab/></text:span></text:span></text:p>
              </text:list-header>
            </text:list>
          </text:list-item>
        </text:list>
        <text:list xml:id="list84061039382114" text:continue-list="list1588561573" text:style-name="liste_5f_abc">
          <text:list-item>
            <text:list>
              <text:list-item>
                <text:p text:style-name="P43"/>
              </text:list-item>
            </text:list>
          </text:list-item>
        </text:list>
        <text:list xml:id="list84061305451623" text:continue-list="list84060046434000" text:style-name="_5f_Numérotation_20_des_20_exercices_20_livrets">
          <text:list-item>
            <text:list>
              <text:list-header>
                <text:p text:style-name="P42"><draw:g text:anchor-type="paragraph" draw:z-index="16" draw:name="Forme9" draw:style-name="gr86"><draw:line draw:style-name="gr87" draw:text-style-name="P69" svg:x1="2.179cm" svg:y1="1.566cm" svg:x2="1.482cm" svg:y2="0.806cm"><text:p/></draw:line><draw:line draw:style-name="gr88" draw:text-style-name="P69" svg:x1="2.237cm" svg:y1="0.111cm" svg:x2="2.936cm" svg:y2="0.869cm"><text:p/></draw:line><draw:line draw:style-name="gr89" draw:text-style-name="P69" svg:x1="2.935cm" svg:y1="0.866cm" svg:x2="2.177cm" svg:y2="1.565cm"><text:p/></draw:line><draw:line draw:style-name="gr90" draw:text-style-name="P69" svg:x1="2.24cm" svg:y1="0.111cm" svg:x2="1.482cm" svg:y2="0.808cm"><text:p/></draw:line><draw:line draw:style-name="gr91" draw:text-style-name="P69" svg:x1="2.237cm" svg:y1="0.108cm" svg:x2="3.242cm" svg:y2="-0.12cm"><text:p/></draw:line><draw:line draw:style-name="gr92" draw:text-style-name="P69" svg:x1="2.939cm" svg:y1="0.871cm" svg:x2="3.248cm" svg:y2="-0.113cm"><text:p/></draw:line><draw:line draw:style-name="gr93" draw:text-style-name="P69" svg:x1="1.258cm" svg:y1="-0.2cm" svg:x2="2.242cm" svg:y2="0.107cm"><text:p/></draw:line><draw:line draw:style-name="gr94" draw:text-style-name="P69" svg:x1="1.258cm" svg:y1="-0.2cm" svg:x2="1.484cm" svg:y2="0.805cm"><text:p/></draw:line><draw:line draw:style-name="gr95" draw:text-style-name="P69" svg:x1="1.481cm" svg:y1="0.806cm" svg:x2="1.172cm" svg:y2="1.79cm"><text:p/></draw:line><draw:line draw:style-name="gr96" draw:text-style-name="P69" svg:x1="1.172cm" svg:y1="1.794cm" svg:x2="2.177cm" svg:y2="1.568cm"><text:p/></draw:line><draw:line draw:style-name="gr97" draw:text-style-name="P69" svg:x1="2.939cm" svg:y1="0.866cm" svg:x2="2.98cm" svg:y2="1.67cm"><text:p/></draw:line><draw:line draw:style-name="gr98" draw:text-style-name="P69" svg:x1="2.976cm" svg:y1="1.676cm" svg:x2="2.177cm" svg:y2="1.568cm"><text:p/></draw:line></draw:g></text:p>
              </text:list-header>
            </text:list>
          </text:list-item>
        </text:list>
        <text:p text:style-name="P32"/>
        <text:p text:style-name="P32"/>
        <text:p text:style-name="P32"/>
        <text:p text:style-name="P32"/>
        <text:list xml:id="list84060483919153" text:continue-numbering="true" text:style-name="_5f_Numérotation_20_des_20_exercices_20_livrets">
          <text:list-item>
            <text:list>
              <text:list-header>
                <text:p text:style-name="P36"><text:span text:style-name="_5f_pointillés_20_gris"><text:span text:style-name="T24"><text:tab/></text:span></text:span></text:p>
                <text:p text:style-name="P36"><text:span text:style-name="_5f_pointillés_20_gris"><text:span text:style-name="T24"><text:tab/></text:span></text:span></text:p>
                <text:p text:style-name="P37"><text:span text:style-name="_5f_pointillés_20_gris"><text:span text:style-name="T23"><text:tab/></text:span></text:span></text:p>
              </text:list-header>
            </text:list>
          </text:list-item>
        </text:list>
      </text:section>
      <text:list xml:id="list84059896721590" text:continue-list="list84061285909082" text:style-name="Num_5f_Exo">
        <text:list-item>
          <text:h text:style-name="P61" text:outline-level="1"><draw:g text:anchor-type="paragraph" draw:z-index="19" draw:name="Forme10" draw:style-name="gr51"><draw:frame draw:style-name="gr52" draw:text-style-name="P76" svg:width="0.309cm" svg:height="0.528cm" svg:x="6.02cm" svg:y="0.496cm"><draw:text-box><text:p text:style-name="P71"><text:span text:style-name="T37">M</text:span></text:p></draw:text-box></draw:frame><draw:line draw:style-name="gr53" draw:text-style-name="P77" svg:x1="6.359cm" svg:y1="1.953cm" svg:x2="8.4cm" svg:y2="2.539cm"><text:p/></draw:line><draw:line draw:style-name="gr54" draw:text-style-name="P77" svg:x1="8.542cm" svg:y1="1.951cm" svg:x2="8.389cm" svg:y2="2.072cm"><text:p/></draw:line><draw:line draw:style-name="gr55" draw:text-style-name="P77" svg:x1="8.384cm" svg:y1="2.076cm" svg:x2="8.751cm" svg:y2="2.076cm"><text:p/></draw:line><draw:line draw:style-name="gr56" draw:text-style-name="P78" svg:x1="6.366cm" svg:y1="0.74cm" svg:x2="8.839cm" svg:y2="1.945cm"><text:p/></draw:line><draw:line draw:style-name="gr57" draw:text-style-name="P77" svg:x1="8.832cm" svg:y1="1.949cm" svg:x2="6.375cm" svg:y2="1.949cm"><text:p/></draw:line><draw:line draw:style-name="gr50" draw:text-style-name="P77" svg:x1="6.359cm" svg:y1="0.755cm" svg:x2="6.359cm" svg:y2="1.943cm"><text:p/></draw:line><draw:line draw:style-name="gr50" draw:text-style-name="P77" svg:x1="8.846cm" svg:y1="1.949cm" svg:x2="8.361cm" svg:y2="2.546cm"><text:p/></draw:line><draw:line draw:style-name="gr50" draw:text-style-name="P77" svg:x1="6.389cm" svg:y1="0.762cm" svg:x2="8.372cm" svg:y2="2.523cm"><text:p/></draw:line><draw:frame draw:style-name="gr58" draw:text-style-name="P76" svg:width="0.246cm" svg:height="0.5cm" svg:x="6.075cm" svg:y="1.71cm"><draw:text-box><text:p text:style-name="P71"><text:span text:style-name="T37">A</text:span></text:p></draw:text-box></draw:frame><draw:frame draw:style-name="gr59" draw:text-style-name="P76" svg:width="0.219cm" svg:height="0.516cm" svg:x="8.89cm" svg:y="1.651cm"><draw:text-box><text:p text:style-name="P71"><text:span text:style-name="T37">T</text:span></text:p></draw:text-box></draw:frame><draw:frame draw:style-name="gr60" draw:text-style-name="P76" svg:width="0.269cm" svg:height="0.466cm" svg:x="8.408cm" svg:y="2.435cm"><draw:text-box><text:p text:style-name="P71"><text:span text:style-name="T37">H</text:span></text:p></draw:text-box></draw:frame><draw:custom-shape draw:style-name="gr61" draw:text-style-name="P79" svg:width="0.283cm" svg:height="0.225cm" svg:x="6.364cm" svg:y="1.725cm"><text:p/><draw:enhanced-geometry svg:viewBox="0 0 21600 21600" draw:mirror-horizontal="false" draw:mirror-vertical="false" draw:type="rectangle" draw:enhanced-path="M 0 0 L 21600 0 21600 21600 0 21600 0 0 Z N"/></draw:custom-shape></draw:g><text:span text:style-name="T13"> MATH est une pyramide telle que MA </text:span><text:span text:style-name="_5f_opensymbol"><text:span text:style-name="T25"></text:span></text:span><text:span text:style-name="T13"> </text:span><text:span text:style-name="T15">2,5</text:span><text:span text:style-name="T13"> cm ; AT </text:span><text:span text:style-name="_5f_opensymbol"><text:span text:style-name="T25"></text:span></text:span><text:span text:style-name="T13"> </text:span><text:span text:style-name="T15">3</text:span><text:span text:style-name="T13"> cm et TH </text:span><text:span text:style-name="_5f_opensymbol"><text:span text:style-name="T25"></text:span></text:span><text:span text:style-name="T13"> 2 cm </text:span><text:span text:style-name="T14">dont une</text:span> représentation en perspective cavalière <text:span text:style-name="T19">est donnée ci-contre.</text:span></text:h>
        </text:list-item>
      </text:list>
      <text:list xml:id="list84060239375883" text:continue-list="list84061039382114" text:style-name="liste_5f_abc">
        <text:list-item text:start-value="1">
          <text:p text:style-name="P45"><draw:g text:anchor-type="paragraph" draw:z-index="13" draw:name="Forme11" draw:style-name="gr120"><draw:line draw:style-name="gr121" draw:text-style-name="P78" svg:x1="0.143cm" svg:y1="0.747cm" svg:x2="2.217cm" svg:y2="1.302cm"><text:p/></draw:line><draw:line draw:style-name="gr122" draw:text-style-name="P78" svg:x1="0.469cm" svg:y1="1.836cm" svg:x2="2.441cm" svg:y2="2cm"><text:p/></draw:line><draw:line draw:style-name="gr123" draw:text-style-name="P78" svg:x1="0.46cm" svg:y1="1.815cm" svg:x2="0.34cm" svg:y2="2.906cm"><text:p/></draw:line><draw:line draw:style-name="gr124" draw:text-style-name="P78" svg:x1="0.34cm" svg:y1="2.91cm" svg:x2="2.44cm" svg:y2="2.001cm"><text:p/></draw:line><draw:line draw:style-name="gr125" draw:text-style-name="P78" svg:x1="2.44cm" svg:y1="2.001cm" svg:x2="4.313cm" svg:y2="0.662cm"><text:p/></draw:line><draw:line draw:style-name="gr50" draw:text-style-name="P77" svg:x1="4.298cm" svg:y1="0.665cm" svg:x2="2.205cm" svg:y2="1.301cm"><text:p/></draw:line><draw:line draw:style-name="gr50" draw:text-style-name="P77" svg:x1="2.225cm" svg:y1="1.292cm" svg:x2="0.448cm" svg:y2="1.832cm"><text:p/></draw:line><draw:line draw:style-name="gr50" draw:text-style-name="P77" svg:x1="0.139cm" svg:y1="0.754cm" svg:x2="0.462cm" svg:y2="1.817cm"><text:p/></draw:line><draw:line draw:style-name="gr50" draw:text-style-name="P77" svg:x1="2.232cm" svg:y1="1.314cm" svg:x2="2.437cm" svg:y2="1.987cm"><text:p/></draw:line><draw:custom-shape draw:style-name="gr61" draw:text-style-name="P79" svg:width="0.209cm" svg:height="0.214cm" draw:transform="skewX (0.00820304748437327) rotate (0.294437044811443) translate (2.02847222222222cm 1.35113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79" svg:width="0.209cm" svg:height="0.211cm" draw:transform="rotate (0.294437044811443) translate (0.403930555555556cm 1.62806944444444cm)"><text:p/><draw:enhanced-geometry svg:viewBox="0 0 21600 21600" draw:mirror-horizontal="false" draw:mirror-vertical="false" draw:type="rectangle" draw:enhanced-path="M 0 0 L 21600 0 21600 21600 0 21600 0 0 Z N"/></draw:custom-shape></draw:g><text:span text:style-name="T26">Sur le </text:span><text:span text:style-name="T27">schéma du </text:span><text:span text:style-name="T26">patron </text:span><text:span text:style-name="T29">ci-</text:span><text:span text:style-name="T28">dessous</text:span><text:span text:style-name="T26">, écris les noms des sommets de chaque triangle, code les segments de même longueur et indique les longueurs connues.</text:span></text:p>
        </text:list-item>
      </text:list>
      <text:p text:style-name="P28"/>
      <text:list xml:id="list84061247361846" text:continue-numbering="true" text:style-name="liste_5f_abc">
        <text:list-item>
          <text:p text:style-name="P46">Reproduis en vraie grandeur le patron de MATH.</text:p>
        </text:list-item>
      </text:list>
      <text:list xml:id="list84061343003687" text:continue-list="list84060483919153" text:style-name="_5f_Numérotation_20_des_20_exercices_20_livrets">
        <text:list-header>
          <text:h text:style-name="P62" text:outline-level="1"/>
        </text:list-header>
      </text:list>
      <text:h text:style-name="P58" text:outline-level="1"/>
      <text:h text:style-name="P58" text:outline-level="1"/>
      <text:h text:style-name="P58" text:outline-level="1"/>
      <text:h text:style-name="P58" text:outline-level="1"/>
      <text:h text:style-name="P58" text:outline-level="1"/>
      <text:h text:style-name="P58" text:outline-level="1"/>
      <text:h text:style-name="P58" text:outline-level="1"/>
      <text:list xml:id="list84059457622851" text:continue-list="list84059896721590" text:style-name="Num_5f_Exo">
        <text:list-item>
          <text:p text:style-name="P39"><text:soft-page-break/> RSTUMNVH est un cube de côté 2 cm. <text:line-break/>On considère la pyramide SNRUV.</text:p>
        </text:list-item>
      </text:list>
      <text:p text:style-name="P7"><draw:g text:anchor-type="paragraph" draw:z-index="18" draw:name="Forme12" draw:style-name="gr62"><draw:frame draw:name="DescriptionOOoTep" draw:style-name="gr63" draw:text-style-name="P80" svg:width="0.228cm" svg:height="0.414cm" svg:x="5.174cm" svg:y="1.339cm"><draw:text-box><text:p text:style-name="P71"><text:span text:style-name="T38">S</text:span></text:p></draw:text-box></draw:frame><draw:frame draw:name="DescriptionOOoTep" draw:style-name="gr64" draw:text-style-name="P80" svg:width="0.304cm" svg:height="0.466cm" svg:x="2.807cm" svg:y="3.383cm"><draw:text-box><text:p text:style-name="P71"><text:span text:style-name="T38">V</text:span></text:p></draw:text-box></draw:frame><draw:line draw:style-name="gr65" draw:text-style-name="P78" svg:x1="3.81cm" svg:y1="0.99cm" svg:x2="5.719cm" svg:y2="0.99cm"><text:p/></draw:line><draw:line draw:style-name="gr66" draw:text-style-name="P78" svg:x1="5.72cm" svg:y1="0.99cm" svg:x2="5.72cm" svg:y2="2.906cm"><text:p/></draw:line><draw:frame draw:name="DescriptionOOoTep" draw:style-name="gr67" draw:text-style-name="P80" svg:width="0.309cm" svg:height="0.466cm" svg:x="5.728cm" svg:y="0.639cm"><draw:text-box><text:p text:style-name="P71"><text:span text:style-name="T38">R</text:span></text:p></draw:text-box></draw:frame><draw:frame draw:name="DescriptionOOoTep" draw:style-name="gr68" draw:text-style-name="P80" svg:width="0.373cm" svg:height="0.466cm" svg:x="3.382cm" svg:y="0.628cm"><draw:text-box><text:p text:style-name="P71"><text:span text:style-name="T38">M</text:span></text:p></draw:text-box></draw:frame><draw:line draw:style-name="gr66" draw:text-style-name="P78" svg:x1="3.138cm" svg:y1="1.468cm" svg:x2="3.138cm" svg:y2="3.384cm"><text:p/></draw:line><draw:line draw:style-name="gr65" draw:text-style-name="P78" svg:x1="5.05cm" svg:y1="1.468cm" svg:x2="5.05cm" svg:y2="3.384cm"><text:p/></draw:line><draw:line draw:style-name="gr66" draw:text-style-name="P78" svg:x1="3.136cm" svg:y1="1.455cm" svg:x2="5.052cm" svg:y2="1.469cm"><text:p/></draw:line><draw:line draw:style-name="gr65" draw:text-style-name="P78" svg:x1="3.138cm" svg:y1="3.385cm" svg:x2="5.05cm" svg:y2="3.385cm"><text:p/></draw:line><draw:line draw:style-name="gr66" draw:text-style-name="P78" svg:x1="5.025cm" svg:y1="1.47cm" svg:x2="5.731cm" svg:y2="0.99cm"><text:p/></draw:line><draw:line draw:style-name="gr65" draw:text-style-name="P78" svg:x1="5.025cm" svg:y1="3.387cm" svg:x2="5.731cm" svg:y2="2.907cm"><text:p/></draw:line><draw:line draw:style-name="gr65" draw:text-style-name="P78" svg:x1="3.115cm" svg:y1="1.47cm" svg:x2="3.822cm" svg:y2="0.99cm"><text:p/></draw:line><draw:line draw:style-name="gr69" draw:text-style-name="P78" svg:x1="3.115cm" svg:y1="3.387cm" svg:x2="3.822cm" svg:y2="2.907cm"><text:p/></draw:line><draw:line draw:style-name="gr70" draw:text-style-name="P78" svg:x1="3.81cm" svg:y1="2.907cm" svg:x2="5.719cm" svg:y2="2.907cm"><text:p/></draw:line><draw:line draw:style-name="gr71" draw:text-style-name="P78" svg:x1="3.81cm" svg:y1="0.99cm" svg:x2="3.81cm" svg:y2="2.906cm"><text:p/></draw:line><draw:frame draw:name="DescriptionOOoTep" draw:style-name="gr72" draw:text-style-name="P80" svg:width="0.327cm" svg:height="0.466cm" svg:x="2.773cm" svg:y="1.221cm"><draw:text-box><text:p text:style-name="P71"><text:span text:style-name="T38">N</text:span></text:p></draw:text-box></draw:frame><draw:frame draw:name="DescriptionOOoTep" draw:style-name="gr73" draw:text-style-name="P80" svg:width="0.327cm" svg:height="0.466cm" svg:x="3.928cm" svg:y="2.522cm"><draw:text-box><text:p text:style-name="P71"><text:span text:style-name="T38">H</text:span></text:p></draw:text-box></draw:frame><draw:frame draw:name="DescriptionOOoTep" draw:style-name="gr74" draw:text-style-name="P80" svg:width="0.278cm" svg:height="0.466cm" svg:x="5.041cm" svg:y="3.424cm"><draw:text-box><text:p text:style-name="P71"><text:span text:style-name="T38">T</text:span></text:p></draw:text-box></draw:frame><draw:line draw:style-name="gr75" draw:text-style-name="P78" svg:x1="5.692cm" svg:y1="0.997cm" svg:x2="3.15cm" svg:y2="1.454cm"><text:p/></draw:line><draw:line draw:style-name="gr76" draw:text-style-name="P78" svg:x1="5.692cm" svg:y1="2.909cm" svg:x2="3.138cm" svg:y2="3.35cm"><text:p/></draw:line><draw:frame draw:name="DescriptionOOoTep" draw:style-name="gr77" draw:text-style-name="P80" svg:width="0.324cm" svg:height="0.466cm" svg:x="5.789cm" svg:y="2.653cm"><draw:text-box><text:p text:style-name="P71"><text:span text:style-name="T38">U</text:span></text:p></draw:text-box></draw:frame><draw:line draw:style-name="gr78" draw:text-style-name="P77" svg:x1="5.048cm" svg:y1="1.475cm" svg:x2="3.138cm" svg:y2="3.343cm"><text:p/></draw:line><draw:line draw:style-name="gr78" draw:text-style-name="P77" svg:x1="5.048cm" svg:y1="1.503cm" svg:x2="5.713cm" svg:y2="2.914cm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84059450778786" text:continue-list="list84061247361846" text:style-name="liste_5f_abc">
        <text:list-item text:start-value="1">
          <text:p text:style-name="P49">Nomme la base de cette pyramide puis donne sa nature.</text:p>
        </text:list-item>
      </text:list>
      <text:list xml:id="list84061326101744" text:continue-list="list84059457622851" text:style-name="Num_5f_Exo">
        <text:list-item>
          <text:list>
            <text:list-header>
              <text:p text:style-name="P34"><text:span text:style-name="_5f_pointillés_20_gris"><text:span text:style-name="T22"><text:tab/></text:span></text:span></text:p>
            </text:list-header>
          </text:list>
        </text:list-item>
      </text:list>
      <text:list xml:id="list84060830376311" text:continue-list="list84059450778786" text:style-name="liste_5f_abc">
        <text:list-item>
          <text:p text:style-name="P50">Quelle est la nature des faces latérales de cette pyramide ?</text:p>
        </text:list-item>
      </text:list>
      <text:list xml:id="list84061352905362" text:continue-list="list84061326101744" text:style-name="Num_5f_Exo">
        <text:list-item>
          <text:list>
            <text:list-header>
              <text:p text:style-name="P34"><text:span text:style-name="_5f_pointillés_20_gris"><text:span text:style-name="T22"><text:tab/></text:span></text:span></text:p>
              <text:p text:style-name="P34"><text:span text:style-name="_5f_pointillés_20_gris"><text:span text:style-name="T22"><text:tab/></text:span></text:span></text:p>
              <text:p text:style-name="P34"><text:span text:style-name="_5f_pointillés_20_gris"><text:span text:style-name="T22"><text:tab/></text:span></text:span></text:p>
              <text:p text:style-name="P34"><text:span text:style-name="_5f_pointillés_20_gris"><text:span text:style-name="T22"><text:tab/></text:span></text:span></text:p>
            </text:list-header>
          </text:list>
        </text:list-item>
      </text:list>
      <text:list xml:id="list84059773943371" text:continue-list="list84060830376311" text:style-name="liste_5f_abc">
        <text:list-item>
          <text:p text:style-name="P51">Termine le patron de la pyramide SNRUV, <text:s/>commencé ci‑dessous.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><draw:g text:anchor-type="paragraph" draw:z-index="17" draw:name="Forme13" draw:style-name="gr1"><draw:line draw:style-name="gr79" draw:text-style-name="P81" svg:x1="3.136cm" svg:y1="0.476cm" svg:x2="5.956cm" svg:y2="0.476cm"><text:p/></draw:line><draw:custom-shape draw:style-name="gr61" draw:text-style-name="P82" svg:width="0.227cm" svg:height="0.227cm" svg:x="3.126cm" svg:y="0.478cm"><text:p/><draw:enhanced-geometry svg:viewBox="0 0 21600 21600" draw:type="rectangle" draw:enhanced-path="M 0 0 L 21600 0 21600 21600 0 21600 0 0 Z N"/></draw:custom-shape><draw:frame draw:style-name="gr80" draw:text-style-name="P84" svg:width="0.364cm" svg:height="0.447cm" svg:x="6.01cm" svg:y="2.486cm"><draw:text-box><text:p text:style-name="P83"><text:span text:style-name="T39">U</text:span></text:p></draw:text-box></draw:frame><draw:frame draw:style-name="gr80" draw:text-style-name="P84" svg:width="0.364cm" svg:height="0.447cm" svg:x="2.833cm" svg:y="0.067cm"><draw:text-box><text:p text:style-name="P83"><text:span text:style-name="T39">N</text:span></text:p></draw:text-box></draw:frame><draw:frame draw:style-name="gr80" draw:text-style-name="P84" svg:width="0.364cm" svg:height="0.447cm" svg:x="2.835cm" svg:y="2.42cm"><draw:text-box><text:p text:style-name="P83"><text:span text:style-name="T39">V</text:span></text:p></draw:text-box></draw:frame><draw:frame draw:style-name="gr81" draw:text-style-name="P84" svg:width="0.339cm" svg:height="0.526cm" svg:x="8.098cm" svg:y="0.212cm"><draw:text-box><text:p text:style-name="P83"><text:span text:style-name="T39">S</text:span><text:span text:style-name="T40">2</text:span></text:p></draw:text-box></draw:frame><draw:line draw:style-name="gr50" draw:text-style-name="P75" svg:x1="3.097cm" svg:y1="0.48cm" svg:x2="1.097cm" svg:y2="0.48cm"><text:p/></draw:line><draw:frame draw:style-name="gr81" draw:text-style-name="P84" svg:width="0.339cm" svg:height="0.526cm" svg:x="0.757cm" svg:y="0.224cm"><draw:text-box><text:p text:style-name="P83"><text:span text:style-name="T39">S</text:span><text:span text:style-name="T40">1</text:span></text:p></draw:text-box></draw:frame><draw:line draw:style-name="gr82" draw:text-style-name="P81" svg:x1="3.122cm" svg:y1="0.489cm" svg:x2="3.122cm" svg:y2="2.489cm"><text:p/></draw:line><draw:frame draw:style-name="gr83" draw:text-style-name="P85" svg:width="0.362cm" svg:height="0.496cm" draw:transform="rotate (0.871617428445968) translate (4.23156944444444cm 0.419805555555556cm)"><draw:text-box><text:p text:style-name="P83"><text:span text:style-name="T41">=</text:span></text:p></draw:text-box></draw:frame><draw:frame draw:style-name="gr83" draw:text-style-name="P85" svg:width="0.362cm" svg:height="0.496cm" draw:transform="rotate (0.078190750489346) translate (2.98802777777778cm 1.24001388888889cm)"><draw:text-box><text:p text:style-name="P83"><text:span text:style-name="T41">o</text:span></text:p></draw:text-box></draw:frame><draw:frame draw:style-name="gr83" draw:text-style-name="P85" svg:width="0.362cm" svg:height="0.496cm" draw:transform="rotate (0.078190750489346) translate (6.74511111111111cm 0.202847222222222cm)"><draw:text-box><text:p text:style-name="P83"><text:span text:style-name="T41">o</text:span></text:p></draw:text-box></draw:frame><draw:frame draw:style-name="gr83" draw:text-style-name="P85" svg:width="0.364cm" svg:height="0.496cm" draw:transform="rotate (0.0778416846389471) translate (1.95615277777778cm 0.216958333333333cm)"><draw:text-box><text:p text:style-name="P83"><text:span text:style-name="T41">o</text:span></text:p></draw:text-box></draw:frame><draw:line draw:style-name="gr84" draw:text-style-name="P81" svg:x1="3.136cm" svg:y1="2.477cm" svg:x2="5.956cm" svg:y2="2.477cm"><text:p/></draw:line><draw:frame draw:style-name="gr83" draw:text-style-name="P85" svg:width="0.362cm" svg:height="0.496cm" draw:transform="rotate (0.871617428445968) translate (4.30918055555556cm 2.428875cm)"><draw:text-box><text:p text:style-name="P83"><text:span text:style-name="T41">=</text:span></text:p></draw:text-box></draw:frame><draw:line draw:style-name="gr85" draw:text-style-name="P81" svg:x1="5.946cm" svg:y1="0.489cm" svg:x2="5.946cm" svg:y2="2.489cm"><text:p/></draw:line><draw:custom-shape draw:style-name="gr61" draw:text-style-name="P82" svg:width="0.225cm" svg:height="0.227cm" svg:x="5.717cm" svg:y="0.478cm"><text:p/><draw:enhanced-geometry svg:viewBox="0 0 21600 21600" draw:type="rectangle" draw:enhanced-path="M 0 0 L 21600 0 21600 21600 0 21600 0 0 Z N"/></draw:custom-shape><draw:custom-shape draw:style-name="gr61" draw:text-style-name="P82" svg:width="0.225cm" svg:height="0.225cm" svg:x="5.717cm" svg:y="2.249cm"><text:p/><draw:enhanced-geometry svg:viewBox="0 0 21600 21600" draw:type="rectangle" draw:enhanced-path="M 0 0 L 21600 0 21600 21600 0 21600 0 0 Z N"/></draw:custom-shape><draw:custom-shape draw:style-name="gr61" draw:text-style-name="P82" svg:width="0.227cm" svg:height="0.225cm" svg:x="3.126cm" svg:y="2.249cm"><text:p/><draw:enhanced-geometry svg:viewBox="0 0 21600 21600" draw:type="rectangle" draw:enhanced-path="M 0 0 L 21600 0 21600 21600 0 21600 0 0 Z N"/></draw:custom-shape><draw:frame draw:style-name="gr83" draw:text-style-name="P85" svg:width="0.364cm" svg:height="0.496cm" draw:transform="rotate (0.0778416846389471) translate (5.81906944444444cm 1.24177777777778cm)"><draw:text-box><text:p text:style-name="P83"><text:span text:style-name="T41">o</text:span></text:p></draw:text-box></draw:frame><draw:frame draw:style-name="gr80" draw:text-style-name="P84" svg:width="0.362cm" svg:height="0.447cm" svg:x="6.036cm" svg:y="0.039cm"><draw:text-box><text:p text:style-name="P83"><text:span text:style-name="T39">R</text:span></text:p></draw:text-box></draw:frame><draw:line draw:style-name="gr50" draw:text-style-name="P75" svg:x1="1.097cm" svg:y1="0.489cm" svg:x2="3.12cm" svg:y2="2.473cm"><text:p/></draw:line><draw:line draw:style-name="gr50" draw:text-style-name="P75" svg:x1="7.946cm" svg:y1="0.48cm" svg:x2="5.946cm" svg:y2="0.48cm"><text:p/></draw:line><draw:line draw:style-name="gr50" draw:text-style-name="P75" svg:x1="7.964cm" svg:y1="0.379cm" svg:x2="7.964cm" svg:y2="0.591cm"><text:p/></draw:line></draw:g></text:p>
      <text:p text:style-name="P29"/>
      <text:p text:style-name="P29"/>
      <text:p text:style-name="P29"/>
      <text:p text:style-name="P29"/>
      <text:p text:style-name="P30"/>
      <text:p text:style-name="P30"/>
      <text:h text:style-name="P57" text:outline-level="1"><text:span text:style-name="_5f_pointillés_20_gris"/></text:h>
      <text:h text:style-name="P57" text:outline-level="1"><text:span text:style-name="_5f_pointillés_20_gris"/></text:h>
      <text:h text:style-name="P57" text:outline-level="1"><text:span text:style-name="_5f_pointillés_20_gris"/></text:h>
      <text:h text:style-name="P57" text:outline-level="1"><text:span text:style-name="_5f_pointillés_20_gris"/></text:h>
      <text:h text:style-name="P57" text:outline-level="1"><text:span text:style-name="_5f_pointillés_20_gris"/></text:h>
      <text:h text:style-name="P57" text:outline-level="1"><text:span text:style-name="_5f_pointillés_20_gris"/></text:h>
      <text:list xml:id="list84060863101692" text:continue-list="list84061352905362" text:style-name="Num_5f_Exo">
        <text:list-item>
          <text:h text:style-name="P60" text:outline-level="1"><text:span text:style-name="_5f_pointillés_20_gris"> </text:span><text:span text:style-name="_5f_BVS"><text:span text:style-name="T20">LMNOPQRS est un cube de coté 3 cm. <text:line-break/>T est le milieu de [PS].</text:span></text:span></text:h>
        </text:list-item>
      </text:list>
      <text:p text:style-name="_5f_Paragraphe_20_livret"><draw:g text:anchor-type="paragraph" draw:z-index="20" draw:name="Forme14" draw:style-name="gr43"><draw:frame draw:style-name="gr44" draw:text-style-name="P73" svg:width="1.195cm" svg:height="0.892cm" svg:x="3.104cm" svg:y="0.019cm"><draw:text-box><text:p text:style-name="P71"><text:span text:style-name="T36">M</text:span></text:p></draw:text-box></draw:frame><draw:line draw:style-name="gr45" draw:text-style-name="P74" svg:x1="2.255cm" svg:y1="1.51cm" svg:x2="5.204cm" svg:y2="1.507cm"><text:p/></draw:line><draw:line draw:style-name="gr46" draw:text-style-name="P74" svg:x1="5.204cm" svg:y1="1.507cm" svg:x2="5.204cm" svg:y2="4.77cm"><text:p/></draw:line><draw:line draw:style-name="gr45" draw:text-style-name="P74" svg:x1="2.254cm" svg:y1="4.773cm" svg:x2="5.203cm" svg:y2="4.773cm"><text:p/></draw:line><draw:line draw:style-name="gr45" draw:text-style-name="P74" svg:x1="2.255cm" svg:y1="1.508cm" svg:x2="3.729cm" svg:y2="0.695cm"><text:p/></draw:line><draw:line draw:style-name="gr45" draw:text-style-name="P74" svg:x1="5.204cm" svg:y1="1.508cm" svg:x2="6.678cm" svg:y2="0.695cm"><text:p/></draw:line><draw:line draw:style-name="gr45" draw:text-style-name="P74" svg:x1="3.729cm" svg:y1="0.698cm" svg:x2="6.678cm" svg:y2="0.695cm"><text:p/></draw:line><draw:line draw:style-name="gr46" draw:text-style-name="P74" svg:x1="5.204cm" svg:y1="4.767cm" svg:x2="6.678cm" svg:y2="3.951cm"><text:p/></draw:line><draw:line draw:style-name="gr45" draw:text-style-name="P74" svg:x1="6.678cm" svg:y1="0.695cm" svg:x2="6.678cm" svg:y2="3.955cm"><text:p/></draw:line><draw:line draw:style-name="gr47" draw:text-style-name="P74" svg:x1="3.729cm" svg:y1="0.695cm" svg:x2="3.729cm" svg:y2="3.955cm"><text:p/></draw:line><draw:line draw:style-name="gr47" draw:text-style-name="P74" svg:x1="2.254cm" svg:y1="4.772cm" svg:x2="3.73cm" svg:y2="3.959cm"><text:p/></draw:line><draw:line draw:style-name="gr47" draw:text-style-name="P74" svg:x1="3.729cm" svg:y1="3.954cm" svg:x2="6.678cm" svg:y2="3.951cm"><text:p/></draw:line><draw:line draw:style-name="gr46" draw:text-style-name="P74" svg:x1="5.203cm" svg:y1="1.507cm" svg:x2="3.729cm" svg:y2="4.77cm"><text:p/></draw:line><draw:line draw:style-name="gr46" draw:text-style-name="P74" svg:x1="3.729cm" svg:y1="4.773cm" svg:x2="5.203cm" svg:y2="4.773cm"><text:p/></draw:line><draw:line draw:style-name="gr48" draw:text-style-name="P74" svg:x1="3.743cm" svg:y1="4.75cm" svg:x2="6.655cm" svg:y2="3.934cm"><text:p/></draw:line><draw:line draw:style-name="gr46" draw:text-style-name="P74" svg:x1="5.204cm" svg:y1="1.507cm" svg:x2="6.678cm" svg:y2="3.954cm"><text:p/></draw:line><draw:g draw:style-name="gr6"><draw:line draw:style-name="gr45" draw:text-style-name="P74" svg:x1="4.632cm" svg:y1="4.615cm" svg:x2="4.797cm" svg:y2="4.855cm"><text:p/></draw:line><draw:line draw:style-name="gr45" draw:text-style-name="P74" svg:x1="4.611cm" svg:y1="4.691cm" svg:x2="4.775cm" svg:y2="4.931cm"><text:p/></draw:line></draw:g><draw:frame draw:style-name="gr44" draw:text-style-name="P73" svg:width="0.976cm" svg:height="0.892cm" svg:x="1.529cm" svg:y="0.996cm"><draw:text-box><text:p text:style-name="P71"><text:span text:style-name="T36">L</text:span></text:p></draw:text-box></draw:frame><draw:frame draw:style-name="gr44" draw:text-style-name="P73" svg:width="1.116cm" svg:height="0.892cm" svg:x="6.415cm" svg:y="0.097cm"><draw:text-box><text:p text:style-name="P71"><text:span text:style-name="T36">N</text:span></text:p></draw:text-box></draw:frame><draw:frame draw:style-name="gr49" draw:text-style-name="P73" svg:width="1.077cm" svg:height="0.89cm" svg:x="4.536cm" svg:y="0.827cm"><draw:text-box><text:p text:style-name="P71"><text:span text:style-name="T36">O</text:span></text:p></draw:text-box></draw:frame><draw:frame draw:style-name="gr44" draw:text-style-name="P73" svg:width="1.045cm" svg:height="0.892cm" svg:x="2.896cm" svg:y="3.27cm"><draw:text-box><text:p text:style-name="P71"><text:span text:style-name="T36">Q</text:span></text:p></draw:text-box></draw:frame><draw:frame draw:style-name="gr44" draw:text-style-name="P73" svg:width="0.955cm" svg:height="0.892cm" svg:x="1.529cm" svg:y="4.459cm"><draw:text-box><text:p text:style-name="P71"><text:span text:style-name="T36">P</text:span></text:p></draw:text-box></draw:frame><draw:frame draw:style-name="gr44" draw:text-style-name="P73" svg:width="0.978cm" svg:height="0.892cm" svg:x="6.346cm" svg:y="3.871cm"><draw:text-box><text:p text:style-name="P71"><text:span text:style-name="T36">R</text:span></text:p></draw:text-box></draw:frame><draw:frame draw:style-name="gr44" draw:text-style-name="P73" svg:width="0.994cm" svg:height="0.892cm" svg:x="4.88cm" svg:y="4.669cm"><draw:text-box><text:p text:style-name="P71"><text:span text:style-name="T36">S</text:span></text:p></draw:text-box></draw:frame><draw:frame draw:style-name="gr49" draw:text-style-name="P73" svg:width="1.299cm" svg:height="0.89cm" svg:x="3.074cm" svg:y="4.125cm"><draw:text-box><text:p text:style-name="P71"><text:span text:style-name="T36">T</text:span></text:p></draw:text-box></draw:frame><draw:line draw:style-name="gr50" draw:text-style-name="P75" svg:x1="2.256cm" svg:y1="1.517cm" svg:x2="2.256cm" svg:y2="4.763cm"><text:p/></draw:line><draw:g draw:style-name="gr6"><draw:line draw:style-name="gr45" draw:text-style-name="P74" svg:x1="3.032cm" svg:y1="4.625cm" svg:x2="3.197cm" svg:y2="4.865cm"><text:p/></draw:line><draw:line draw:style-name="gr45" draw:text-style-name="P74" svg:x1="3.009cm" svg:y1="4.699cm" svg:x2="3.173cm" svg:y2="4.938cm"><text:p/></draw:line></draw:g></draw:g><text:span text:style-name="_5f_BVS">Construi</text:span><text:span text:style-name="_5f_BVS"><text:span text:style-name="T30">s</text:span></text:span><text:span text:style-name="_5f_BVS"> un </text:span><text:span text:style-name="_5f_BVS"><text:span text:style-name="T20">patron</text:span></text:span><text:span text:style-name="_5f_BVS"> de la pyramide ORST. </text:span></text:p>
      <text:p text:style-name="P33"><text:span text:style-name="_5f_BVS"><text:span text:style-name="T20">Commence par un schéma à main levée où tu reporteras les mesures, puis trace le patron en vraie grandeur.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Lucida Sans" svg:font-family="'Lucida Sans'" style:font-family-generic="roman" style:font-pitch="variable" style:font-charset="x-symbol"/>
    <style:font-face style:name="SimSun2" svg:font-family="SimSun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Wingdings 2" svg:font-family="'Wingdings 2'" style:font-adornments="Normal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Tahoma2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3" svg:font-family="'Lucida Sans'" style:font-pitch="variable"/>
    <style:font-face style:name="Lucida Sans Unicode1" svg:font-family="'Lucida Sans Unicode'" style:font-pitch="variable"/>
    <style:font-face style:name="SimSun3" svg:font-family="SimSun" style:font-pitch="variable"/>
    <style:font-face style:name="Tahoma1" svg:font-family="Tahoma" style:font-pitch="variable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4" svg:font-family="'Times New Roman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quadrillage" draw:style="double" draw:color="#333333" draw:distance="0.283cm" draw:rotation="90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54" draw:display-name="Dashed (var) 1054" draw:style="rect" draw:dots1="1" draw:dots1-length="0.005cm" draw:dots2="1" draw:dots2-length="0.005cm" draw:distance="0.005cm"/>
    <draw:stroke-dash draw:name="Dashed_20__28_var_29__20_1055" draw:display-name="Dashed (var) 1055" draw:style="rect" draw:dots1="1" draw:dots1-length="0.005cm" draw:dots2="1" draw:dots2-length="0.005cm" draw:distance="0.005cm"/>
    <draw:stroke-dash draw:name="Dashed_20__28_var_29__20_1056" draw:display-name="Dashed (var) 1056" draw:style="rect" draw:dots1="1" draw:dots1-length="0.005cm" draw:dots2="1" draw:dots2-length="0.005cm" draw:distance="0.005cm"/>
    <draw:stroke-dash draw:name="Dashed_20__28_var_29__20_1057" draw:display-name="Dashed (var) 1057" draw:style="rect" draw:dots1="1" draw:dots1-length="0.005cm" draw:dots2="1" draw:dots2-length="0.005cm" draw:distance="0.005cm"/>
    <draw:stroke-dash draw:name="Dashed_20__28_var_29__20_1058" draw:display-name="Dashed (var) 1058" draw:style="rect" draw:dots1="1" draw:dots1-length="0.005cm" draw:dots2="1" draw:dots2-length="0.005cm" draw:distance="0.005cm"/>
    <draw:stroke-dash draw:name="Dashed_20__28_var_29__20_1059" draw:display-name="Dashed (var) 1059" draw:style="rect" draw:dots1="1" draw:dots1-length="0.005cm" draw:dots2="1" draw:dots2-length="0.005cm" draw:distance="0.005cm"/>
    <draw:stroke-dash draw:name="Dashed_20__28_var_29__20_106" draw:display-name="Dashed (var) 106" draw:style="round" draw:dots1="1" draw:dots1-length="0.003cm" draw:dots2="2" draw:distance="0.023cm"/>
    <draw:stroke-dash draw:name="Dashed_20__28_var_29__20_1060" draw:display-name="Dashed (var) 1060" draw:style="rect" draw:dots1="1" draw:dots1-length="0.005cm" draw:dots2="1" draw:dots2-length="0.005cm" draw:distance="0.005cm"/>
    <draw:stroke-dash draw:name="Dashed_20__28_var_29__20_1061" draw:display-name="Dashed (var) 1061" draw:style="rect" draw:dots1="1" draw:dots1-length="0.005cm" draw:dots2="1" draw:dots2-length="0.005cm" draw:distance="0.005cm"/>
    <draw:stroke-dash draw:name="Dashed_20__28_var_29__20_1062" draw:display-name="Dashed (var) 1062" draw:style="rect" draw:dots1="1" draw:dots1-length="0.005cm" draw:dots2="1" draw:dots2-length="0.005cm" draw:distance="0.005cm"/>
    <draw:stroke-dash draw:name="Dashed_20__28_var_29__20_1063" draw:display-name="Dashed (var) 1063" draw:style="rect" draw:dots1="1" draw:dots1-length="0.005cm" draw:dots2="1" draw:dots2-length="0.005cm" draw:distance="0.005cm"/>
    <draw:stroke-dash draw:name="Dashed_20__28_var_29__20_1064" draw:display-name="Dashed (var) 1064" draw:style="rect" draw:dots1="1" draw:dots1-length="0.005cm" draw:dots2="1" draw:dots2-length="0.005cm" draw:distance="0.005cm"/>
    <draw:stroke-dash draw:name="Dashed_20__28_var_29__20_1065" draw:display-name="Dashed (var) 1065" draw:style="rect" draw:dots1="1" draw:dots1-length="0.005cm" draw:dots2="1" draw:dots2-length="0.005cm" draw:distance="0.005cm"/>
    <draw:stroke-dash draw:name="Dashed_20__28_var_29__20_1066" draw:display-name="Dashed (var) 1066" draw:style="rect" draw:dots1="1" draw:dots1-length="0.005cm" draw:dots2="1" draw:dots2-length="0.005cm" draw:distance="0.005cm"/>
    <draw:stroke-dash draw:name="Dashed_20__28_var_29__20_1067" draw:display-name="Dashed (var) 1067" draw:style="rect" draw:dots1="1" draw:dots1-length="0.005cm" draw:dots2="1" draw:dots2-length="0.005cm" draw:distance="0.005cm"/>
    <draw:stroke-dash draw:name="Dashed_20__28_var_29__20_1068" draw:display-name="Dashed (var) 1068" draw:style="rect" draw:dots1="1" draw:dots1-length="0.005cm" draw:dots2="1" draw:dots2-length="0.005cm" draw:distance="0.005cm"/>
    <draw:stroke-dash draw:name="Dashed_20__28_var_29__20_1069" draw:display-name="Dashed (var) 1069" draw:style="rect" draw:dots1="1" draw:dots1-length="0.005cm" draw:dots2="1" draw:dots2-length="0.005cm" draw:distance="0.005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70" draw:display-name="Dashed (var) 1070" draw:style="rect" draw:dots1="1" draw:dots1-length="0.005cm" draw:dots2="1" draw:dots2-length="0.005cm" draw:distance="0.005cm"/>
    <draw:stroke-dash draw:name="Dashed_20__28_var_29__20_1071" draw:display-name="Dashed (var) 1071" draw:style="rect" draw:dots1="1" draw:dots1-length="0.005cm" draw:dots2="1" draw:dots2-length="0.005cm" draw:distance="0.005cm"/>
    <draw:stroke-dash draw:name="Dashed_20__28_var_29__20_1072" draw:display-name="Dashed (var) 1072" draw:style="rect" draw:dots1="1" draw:dots1-length="0.005cm" draw:dots2="1" draw:dots2-length="0.005cm" draw:distance="0.005cm"/>
    <draw:stroke-dash draw:name="Dashed_20__28_var_29__20_1073" draw:display-name="Dashed (var) 1073" draw:style="rect" draw:dots1="1" draw:dots1-length="0.005cm" draw:dots2="1" draw:dots2-length="0.005cm" draw:distance="0.005cm"/>
    <draw:stroke-dash draw:name="Dashed_20__28_var_29__20_1074" draw:display-name="Dashed (var) 1074" draw:style="rect" draw:dots1="1" draw:dots1-length="0.005cm" draw:dots2="1" draw:dots2-length="0.005cm" draw:distance="0.005cm"/>
    <draw:stroke-dash draw:name="Dashed_20__28_var_29__20_1075" draw:display-name="Dashed (var) 1075" draw:style="rect" draw:dots1="1" draw:dots1-length="0.005cm" draw:dots2="1" draw:dots2-length="0.005cm" draw:distance="0.005cm"/>
    <draw:stroke-dash draw:name="Dashed_20__28_var_29__20_1076" draw:display-name="Dashed (var) 1076" draw:style="rect" draw:dots1="1" draw:dots1-length="0.005cm" draw:dots2="1" draw:dots2-length="0.005cm" draw:distance="0.005cm"/>
    <draw:stroke-dash draw:name="Dashed_20__28_var_29__20_1077" draw:display-name="Dashed (var) 1077" draw:style="rect" draw:dots1="1" draw:dots1-length="0.005cm" draw:dots2="1" draw:dots2-length="0.005cm" draw:distance="0.005cm"/>
    <draw:stroke-dash draw:name="Dashed_20__28_var_29__20_1078" draw:display-name="Dashed (var) 1078" draw:style="rect" draw:dots1="1" draw:dots1-length="0.005cm" draw:dots2="1" draw:dots2-length="0.005cm" draw:distance="0.005cm"/>
    <draw:stroke-dash draw:name="Dashed_20__28_var_29__20_1079" draw:display-name="Dashed (var) 1079" draw:style="rect" draw:dots1="1" draw:dots1-length="0.005cm" draw:dots2="1" draw:dots2-length="0.005cm" draw:distance="0.005cm"/>
    <draw:stroke-dash draw:name="Dashed_20__28_var_29__20_108" draw:display-name="Dashed (var) 108" draw:style="round" draw:dots1="1" draw:dots1-length="0.003cm" draw:dots2="2" draw:distance="0.023cm"/>
    <draw:stroke-dash draw:name="Dashed_20__28_var_29__20_1080" draw:display-name="Dashed (var) 1080" draw:style="rect" draw:dots1="1" draw:dots1-length="0.005cm" draw:dots2="1" draw:dots2-length="0.005cm" draw:distance="0.005cm"/>
    <draw:stroke-dash draw:name="Dashed_20__28_var_29__20_1081" draw:display-name="Dashed (var) 1081" draw:style="rect" draw:dots1="1" draw:dots1-length="0.005cm" draw:dots2="1" draw:dots2-length="0.005cm" draw:distance="0.005cm"/>
    <draw:stroke-dash draw:name="Dashed_20__28_var_29__20_1082" draw:display-name="Dashed (var) 1082" draw:style="rect" draw:dots1="1" draw:dots1-length="0.005cm" draw:dots2="1" draw:dots2-length="0.005cm" draw:distance="0.005cm"/>
    <draw:stroke-dash draw:name="Dashed_20__28_var_29__20_1083" draw:display-name="Dashed (var) 1083" draw:style="rect" draw:dots1="1" draw:dots1-length="0.005cm" draw:dots2="1" draw:dots2-length="0.005cm" draw:distance="0.005cm"/>
    <draw:stroke-dash draw:name="Dashed_20__28_var_29__20_1084" draw:display-name="Dashed (var) 1084" draw:style="rect" draw:dots1="1" draw:dots1-length="0.005cm" draw:dots2="1" draw:dots2-length="0.005cm" draw:distance="0.005cm"/>
    <draw:stroke-dash draw:name="Dashed_20__28_var_29__20_1085" draw:display-name="Dashed (var) 1085" draw:style="rect" draw:dots1="1" draw:dots1-length="0.005cm" draw:dots2="1" draw:dots2-length="0.005cm" draw:distance="0.005cm"/>
    <draw:stroke-dash draw:name="Dashed_20__28_var_29__20_1086" draw:display-name="Dashed (var) 1086" draw:style="rect" draw:dots1="1" draw:dots1-length="0.005cm" draw:dots2="1" draw:dots2-length="0.005cm" draw:distance="0.005cm"/>
    <draw:stroke-dash draw:name="Dashed_20__28_var_29__20_1087" draw:display-name="Dashed (var) 1087" draw:style="rect" draw:dots1="1" draw:dots1-length="0.005cm" draw:dots2="1" draw:dots2-length="0.005cm" draw:distance="0.005cm"/>
    <draw:stroke-dash draw:name="Dashed_20__28_var_29__20_1088" draw:display-name="Dashed (var) 1088" draw:style="rect" draw:dots1="1" draw:dots1-length="0.005cm" draw:dots2="1" draw:dots2-length="0.005cm" draw:distance="0.005cm"/>
    <draw:stroke-dash draw:name="Dashed_20__28_var_29__20_1089" draw:display-name="Dashed (var) 1089" draw:style="rect" draw:dots1="1" draw:dots1-length="0.005cm" draw:dots2="1" draw:dots2-length="0.005cm" draw:distance="0.005cm"/>
    <draw:stroke-dash draw:name="Dashed_20__28_var_29__20_109" draw:display-name="Dashed (var) 109" draw:style="round" draw:dots1="1" draw:dots1-length="0.003cm" draw:dots2="2" draw:distance="0.023cm"/>
    <draw:stroke-dash draw:name="Dashed_20__28_var_29__20_1090" draw:display-name="Dashed (var) 1090" draw:style="rect" draw:dots1="1" draw:dots1-length="0.005cm" draw:dots2="1" draw:dots2-length="0.005cm" draw:distance="0.005cm"/>
    <draw:stroke-dash draw:name="Dashed_20__28_var_29__20_1091" draw:display-name="Dashed (var) 1091" draw:style="rect" draw:dots1="1" draw:dots1-length="0.005cm" draw:dots2="1" draw:dots2-length="0.005cm" draw:distance="0.005cm"/>
    <draw:stroke-dash draw:name="Dashed_20__28_var_29__20_1092" draw:display-name="Dashed (var) 1092" draw:style="rect" draw:dots1="1" draw:dots1-length="0.005cm" draw:dots2="1" draw:dots2-length="0.005cm" draw:distance="0.005cm"/>
    <draw:stroke-dash draw:name="Dashed_20__28_var_29__20_1093" draw:display-name="Dashed (var) 1093" draw:style="rect" draw:dots1="1" draw:dots1-length="0.005cm" draw:dots2="1" draw:dots2-length="0.005cm" draw:distance="0.005cm"/>
    <draw:stroke-dash draw:name="Dashed_20__28_var_29__20_1094" draw:display-name="Dashed (var) 1094" draw:style="rect" draw:dots1="1" draw:dots1-length="0.005cm" draw:dots2="1" draw:dots2-length="0.005cm" draw:distance="0.005cm"/>
    <draw:stroke-dash draw:name="Dashed_20__28_var_29__20_1095" draw:display-name="Dashed (var) 1095" draw:style="rect" draw:dots1="1" draw:dots1-length="0.005cm" draw:dots2="1" draw:dots2-length="0.005cm" draw:distance="0.005cm"/>
    <draw:stroke-dash draw:name="Dashed_20__28_var_29__20_1096" draw:display-name="Dashed (var) 1096" draw:style="rect" draw:dots1="1" draw:dots1-length="0.005cm" draw:dots2="1" draw:dots2-length="0.005cm" draw:distance="0.005cm"/>
    <draw:stroke-dash draw:name="Dashed_20__28_var_29__20_1097" draw:display-name="Dashed (var) 1097" draw:style="rect" draw:dots1="1" draw:dots1-length="0.005cm" draw:dots2="1" draw:dots2-length="0.005cm" draw:distance="0.005cm"/>
    <draw:stroke-dash draw:name="Dashed_20__28_var_29__20_1098" draw:display-name="Dashed (var) 1098" draw:style="rect" draw:dots1="1" draw:dots1-length="0.005cm" draw:dots2="1" draw:dots2-length="0.005cm" draw:distance="0.005cm"/>
    <draw:stroke-dash draw:name="Dashed_20__28_var_29__20_1099" draw:display-name="Dashed (var) 1099" draw:style="rect" draw:dots1="1" draw:dots1-length="0.005cm" draw:dots2="1" draw:dots2-length="0.005cm" draw:distance="0.005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00" draw:display-name="Dashed (var) 1100" draw:style="rect" draw:dots1="1" draw:dots1-length="0.005cm" draw:dots2="1" draw:dots2-length="0.005cm" draw:distance="0.005cm"/>
    <draw:stroke-dash draw:name="Dashed_20__28_var_29__20_1101" draw:display-name="Dashed (var) 1101" draw:style="rect" draw:dots1="1" draw:dots1-length="0.005cm" draw:dots2="1" draw:dots2-length="0.005cm" draw:distance="0.005cm"/>
    <draw:stroke-dash draw:name="Dashed_20__28_var_29__20_1102" draw:display-name="Dashed (var) 1102" draw:style="rect" draw:dots1="1" draw:dots1-length="0.005cm" draw:dots2="1" draw:dots2-length="0.005cm" draw:distance="0.005cm"/>
    <draw:stroke-dash draw:name="Dashed_20__28_var_29__20_1103" draw:display-name="Dashed (var) 1103" draw:style="rect" draw:dots1="1" draw:dots1-length="0.005cm" draw:dots2="1" draw:dots2-length="0.005cm" draw:distance="0.005cm"/>
    <draw:stroke-dash draw:name="Dashed_20__28_var_29__20_1104" draw:display-name="Dashed (var) 1104" draw:style="rect" draw:dots1="1" draw:dots1-length="0.005cm" draw:dots2="1" draw:dots2-length="0.005cm" draw:distance="0.005cm"/>
    <draw:stroke-dash draw:name="Dashed_20__28_var_29__20_1105" draw:display-name="Dashed (var) 1105" draw:style="rect" draw:dots1="1" draw:dots1-length="0.005cm" draw:dots2="1" draw:dots2-length="0.005cm" draw:distance="0.005cm"/>
    <draw:stroke-dash draw:name="Dashed_20__28_var_29__20_1106" draw:display-name="Dashed (var) 1106" draw:style="rect" draw:dots1="1" draw:dots1-length="0.005cm" draw:dots2="1" draw:dots2-length="0.005cm" draw:distance="0.005cm"/>
    <draw:stroke-dash draw:name="Dashed_20__28_var_29__20_1107" draw:display-name="Dashed (var) 1107" draw:style="rect" draw:dots1="1" draw:dots1-length="0.005cm" draw:dots2="1" draw:dots2-length="0.005cm" draw:distance="0.005cm"/>
    <draw:stroke-dash draw:name="Dashed_20__28_var_29__20_1108" draw:display-name="Dashed (var) 1108" draw:style="rect" draw:dots1="1" draw:dots1-length="0.005cm" draw:dots2="1" draw:dots2-length="0.005cm" draw:distance="0.005cm"/>
    <draw:stroke-dash draw:name="Dashed_20__28_var_29__20_1109" draw:display-name="Dashed (var) 1109" draw:style="rect" draw:dots1="1" draw:dots1-length="0.005cm" draw:dots2="1" draw:dots2-length="0.005cm" draw:distance="0.005cm"/>
    <draw:stroke-dash draw:name="Dashed_20__28_var_29__20_111" draw:display-name="Dashed (var) 111" draw:style="round" draw:dots1="1" draw:dots1-length="0.003cm" draw:dots2="2" draw:distance="0.023cm"/>
    <draw:stroke-dash draw:name="Dashed_20__28_var_29__20_1110" draw:display-name="Dashed (var) 1110" draw:style="rect" draw:dots1="1" draw:dots1-length="0.005cm" draw:dots2="1" draw:dots2-length="0.005cm" draw:distance="0.005cm"/>
    <draw:stroke-dash draw:name="Dashed_20__28_var_29__20_1111" draw:display-name="Dashed (var) 1111" draw:style="rect" draw:dots1="1" draw:dots1-length="0.005cm" draw:dots2="1" draw:dots2-length="0.005cm" draw:distance="0.005cm"/>
    <draw:stroke-dash draw:name="Dashed_20__28_var_29__20_1112" draw:display-name="Dashed (var) 1112" draw:style="rect" draw:dots1="1" draw:dots1-length="0.005cm" draw:dots2="1" draw:dots2-length="0.005cm" draw:distance="0.005cm"/>
    <draw:stroke-dash draw:name="Dashed_20__28_var_29__20_1113" draw:display-name="Dashed (var) 1113" draw:style="rect" draw:dots1="1" draw:dots1-length="0.005cm" draw:dots2="1" draw:dots2-length="0.005cm" draw:distance="0.005cm"/>
    <draw:stroke-dash draw:name="Dashed_20__28_var_29__20_1114" draw:display-name="Dashed (var) 1114" draw:style="rect" draw:dots1="1" draw:dots1-length="0.005cm" draw:dots2="1" draw:dots2-length="0.005cm" draw:distance="0.005cm"/>
    <draw:stroke-dash draw:name="Dashed_20__28_var_29__20_1115" draw:display-name="Dashed (var) 1115" draw:style="rect" draw:dots1="1" draw:dots1-length="0.005cm" draw:dots2="1" draw:dots2-length="0.005cm" draw:distance="0.005cm"/>
    <draw:stroke-dash draw:name="Dashed_20__28_var_29__20_1116" draw:display-name="Dashed (var) 1116" draw:style="rect" draw:dots1="1" draw:dots1-length="0.005cm" draw:dots2="1" draw:dots2-length="0.005cm" draw:distance="0.005cm"/>
    <draw:stroke-dash draw:name="Dashed_20__28_var_29__20_1117" draw:display-name="Dashed (var) 1117" draw:style="rect" draw:dots1="1" draw:dots1-length="0.005cm" draw:dots2="1" draw:dots2-length="0.005cm" draw:distance="0.005cm"/>
    <draw:stroke-dash draw:name="Dashed_20__28_var_29__20_1118" draw:display-name="Dashed (var) 1118" draw:style="rect" draw:dots1="1" draw:dots1-length="0.005cm" draw:dots2="1" draw:dots2-length="0.005cm" draw:distance="0.005cm"/>
    <draw:stroke-dash draw:name="Dashed_20__28_var_29__20_1119" draw:display-name="Dashed (var) 1119" draw:style="rect" draw:dots1="1" draw:dots1-length="0.005cm" draw:dots2="1" draw:dots2-length="0.005cm" draw:distance="0.005cm"/>
    <draw:stroke-dash draw:name="Dashed_20__28_var_29__20_112" draw:display-name="Dashed (var) 112" draw:style="round" draw:dots1="1" draw:dots1-length="0.003cm" draw:dots2="2" draw:distance="0.023cm"/>
    <draw:stroke-dash draw:name="Dashed_20__28_var_29__20_1120" draw:display-name="Dashed (var) 1120" draw:style="rect" draw:dots1="1" draw:dots1-length="0.005cm" draw:dots2="1" draw:dots2-length="0.005cm" draw:distance="0.005cm"/>
    <draw:stroke-dash draw:name="Dashed_20__28_var_29__20_1121" draw:display-name="Dashed (var) 1121" draw:style="rect" draw:dots1="1" draw:dots1-length="0.005cm" draw:dots2="1" draw:dots2-length="0.005cm" draw:distance="0.005cm"/>
    <draw:stroke-dash draw:name="Dashed_20__28_var_29__20_1122" draw:display-name="Dashed (var) 1122" draw:style="rect" draw:dots1="1" draw:dots1-length="0.005cm" draw:dots2="1" draw:dots2-length="0.005cm" draw:distance="0.005cm"/>
    <draw:stroke-dash draw:name="Dashed_20__28_var_29__20_1123" draw:display-name="Dashed (var) 1123" draw:style="rect" draw:dots1="1" draw:dots1-length="0.005cm" draw:dots2="1" draw:dots2-length="0.005cm" draw:distance="0.005cm"/>
    <draw:stroke-dash draw:name="Dashed_20__28_var_29__20_1124" draw:display-name="Dashed (var) 1124" draw:style="rect" draw:dots1="1" draw:dots1-length="0.005cm" draw:dots2="1" draw:dots2-length="0.005cm" draw:distance="0.005cm"/>
    <draw:stroke-dash draw:name="Dashed_20__28_var_29__20_1125" draw:display-name="Dashed (var) 1125" draw:style="rect" draw:dots1="1" draw:dots1-length="0.005cm" draw:dots2="1" draw:dots2-length="0.005cm" draw:distance="0.005cm"/>
    <draw:stroke-dash draw:name="Dashed_20__28_var_29__20_1126" draw:display-name="Dashed (var) 1126" draw:style="rect" draw:dots1="1" draw:dots1-length="0.005cm" draw:dots2="1" draw:dots2-length="0.005cm" draw:distance="0.005cm"/>
    <draw:stroke-dash draw:name="Dashed_20__28_var_29__20_1127" draw:display-name="Dashed (var) 1127" draw:style="rect" draw:dots1="1" draw:dots1-length="0.005cm" draw:dots2="1" draw:dots2-length="0.005cm" draw:distance="0.005cm"/>
    <draw:stroke-dash draw:name="Dashed_20__28_var_29__20_1128" draw:display-name="Dashed (var) 1128" draw:style="rect" draw:dots1="1" draw:dots1-length="0.005cm" draw:dots2="1" draw:dots2-length="0.005cm" draw:distance="0.005cm"/>
    <draw:stroke-dash draw:name="Dashed_20__28_var_29__20_1129" draw:display-name="Dashed (var) 1129" draw:style="rect" draw:dots1="1" draw:dots1-length="0.005cm" draw:dots2="1" draw:dots2-length="0.005cm" draw:distance="0.005cm"/>
    <draw:stroke-dash draw:name="Dashed_20__28_var_29__20_113" draw:display-name="Dashed (var) 113" draw:style="round" draw:dots1="1" draw:dots1-length="0.003cm" draw:dots2="2" draw:distance="0.023cm"/>
    <draw:stroke-dash draw:name="Dashed_20__28_var_29__20_1130" draw:display-name="Dashed (var) 1130" draw:style="rect" draw:dots1="1" draw:dots1-length="0.005cm" draw:dots2="1" draw:dots2-length="0.005cm" draw:distance="0.005cm"/>
    <draw:stroke-dash draw:name="Dashed_20__28_var_29__20_1131" draw:display-name="Dashed (var) 1131" draw:style="rect" draw:dots1="1" draw:dots1-length="0.005cm" draw:dots2="1" draw:dots2-length="0.005cm" draw:distance="0.005cm"/>
    <draw:stroke-dash draw:name="Dashed_20__28_var_29__20_1132" draw:display-name="Dashed (var) 1132" draw:style="rect" draw:dots1="1" draw:dots1-length="0.005cm" draw:dots2="1" draw:dots2-length="0.005cm" draw:distance="0.005cm"/>
    <draw:stroke-dash draw:name="Dashed_20__28_var_29__20_1133" draw:display-name="Dashed (var) 1133" draw:style="rect" draw:dots1="1" draw:dots1-length="0.005cm" draw:dots2="1" draw:dots2-length="0.005cm" draw:distance="0.005cm"/>
    <draw:stroke-dash draw:name="Dashed_20__28_var_29__20_1134" draw:display-name="Dashed (var) 1134" draw:style="rect" draw:dots1="1" draw:dots1-length="0.005cm" draw:dots2="1" draw:dots2-length="0.005cm" draw:distance="0.005cm"/>
    <draw:stroke-dash draw:name="Dashed_20__28_var_29__20_1135" draw:display-name="Dashed (var) 1135" draw:style="rect" draw:dots1="1" draw:dots1-length="0.005cm" draw:dots2="1" draw:dots2-length="0.005cm" draw:distance="0.005cm"/>
    <draw:stroke-dash draw:name="Dashed_20__28_var_29__20_1136" draw:display-name="Dashed (var) 1136" draw:style="rect" draw:dots1="1" draw:dots1-length="0.005cm" draw:dots2="1" draw:dots2-length="0.005cm" draw:distance="0.005cm"/>
    <draw:stroke-dash draw:name="Dashed_20__28_var_29__20_1137" draw:display-name="Dashed (var) 1137" draw:style="rect" draw:dots1="1" draw:dots1-length="0.005cm" draw:dots2="1" draw:dots2-length="0.005cm" draw:distance="0.005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21" draw:display-name="Dashed (var) 3521" draw:style="rect" draw:dots1="1" draw:dots1-length="0.003cm" draw:dots2="1" draw:dots2-length="0.003cm" draw:distance="0.003cm"/>
    <draw:stroke-dash draw:name="Dashed_20__28_var_29__20_3522" draw:display-name="Dashed (var) 3522" draw:style="rect" draw:dots1="1" draw:dots1-length="0.003cm" draw:dots2="1" draw:dots2-length="0.003cm" draw:distance="0.003cm"/>
    <draw:stroke-dash draw:name="Dashed_20__28_var_29__20_3523" draw:display-name="Dashed (var) 3523" draw:style="rect" draw:dots1="1" draw:dots1-length="0.003cm" draw:dots2="1" draw:dots2-length="0.003cm" draw:distance="0.003cm"/>
    <draw:stroke-dash draw:name="Dashed_20__28_var_29__20_3524" draw:display-name="Dashed (var) 3524" draw:style="rect" draw:dots1="1" draw:dots1-length="0.003cm" draw:dots2="1" draw:dots2-length="0.003cm" draw:distance="0.003cm"/>
    <draw:stroke-dash draw:name="Dashed_20__28_var_29__20_3525" draw:display-name="Dashed (var) 3525" draw:style="rect" draw:dots1="1" draw:dots1-length="0.011cm" draw:dots2="1" draw:dots2-length="0.011cm" draw:distance="0.011cm"/>
    <draw:stroke-dash draw:name="Dashed_20__28_var_29__20_3526" draw:display-name="Dashed (var) 3526" draw:style="rect" draw:dots1="1" draw:dots1-length="0.011cm" draw:dots2="1" draw:dots2-length="0.011cm" draw:distance="0.011cm"/>
    <draw:stroke-dash draw:name="Dashed_20__28_var_29__20_3527" draw:display-name="Dashed (var) 3527" draw:style="rect" draw:dots1="1" draw:dots1-length="0.011cm" draw:dots2="1" draw:dots2-length="0.011cm" draw:distance="0.011cm"/>
    <draw:stroke-dash draw:name="Dashed_20__28_var_29__20_3528" draw:display-name="Dashed (var) 3528" draw:style="rect" draw:dots1="1" draw:dots1-length="0.011cm" draw:dots2="1" draw:dots2-length="0.011cm" draw:distance="0.011cm"/>
    <draw:stroke-dash draw:name="Dashed_20__28_var_29__20_3529" draw:display-name="Dashed (var) 3529" draw:style="rect" draw:dots1="1" draw:dots1-length="0.011cm" draw:dots2="1" draw:dots2-length="0.011cm" draw:distance="0.011cm"/>
    <draw:stroke-dash draw:name="Dashed_20__28_var_29__20_3530" draw:display-name="Dashed (var) 3530" draw:style="rect" draw:dots1="1" draw:dots1-length="0.011cm" draw:dots2="1" draw:dots2-length="0.011cm" draw:distance="0.011cm"/>
    <draw:stroke-dash draw:name="Dashed_20__28_var_29__20_3531" draw:display-name="Dashed (var) 3531" draw:style="rect" draw:dots1="1" draw:dots1-length="0.011cm" draw:dots2="1" draw:dots2-length="0.011cm" draw:distance="0.011cm"/>
    <draw:stroke-dash draw:name="Dashed_20__28_var_29__20_3532" draw:display-name="Dashed (var) 3532" draw:style="rect" draw:dots1="1" draw:dots1-length="0.011cm" draw:dots2="1" draw:dots2-length="0.011cm" draw:distance="0.011cm"/>
    <draw:stroke-dash draw:name="Dashed_20__28_var_29__20_3533" draw:display-name="Dashed (var) 3533" draw:style="rect" draw:dots1="1" draw:dots1-length="0.011cm" draw:dots2="1" draw:dots2-length="0.011cm" draw:distance="0.011cm"/>
    <draw:stroke-dash draw:name="Dashed_20__28_var_29__20_3534" draw:display-name="Dashed (var) 3534" draw:style="rect" draw:dots1="1" draw:dots1-length="0.011cm" draw:dots2="1" draw:dots2-length="0.011cm" draw:distance="0.011cm"/>
    <draw:stroke-dash draw:name="Dashed_20__28_var_29__20_3535" draw:display-name="Dashed (var) 3535" draw:style="rect" draw:dots1="1" draw:dots1-length="0.011cm" draw:dots2="1" draw:dots2-length="0.011cm" draw:distance="0.011cm"/>
    <draw:stroke-dash draw:name="Dashed_20__28_var_29__20_3536" draw:display-name="Dashed (var) 3536" draw:style="rect" draw:dots1="1" draw:dots1-length="0.011cm" draw:dots2="1" draw:dots2-length="0.011cm" draw:distance="0.011cm"/>
    <draw:stroke-dash draw:name="Dashed_20__28_var_29__20_3537" draw:display-name="Dashed (var) 3537" draw:style="rect" draw:dots1="1" draw:dots1-length="0.011cm" draw:dots2="1" draw:dots2-length="0.011cm" draw:distance="0.011cm"/>
    <draw:stroke-dash draw:name="Dashed_20__28_var_29__20_3538" draw:display-name="Dashed (var) 3538" draw:style="rect" draw:dots1="1" draw:dots1-length="0.011cm" draw:dots2="1" draw:dots2-length="0.011cm" draw:distance="0.011cm"/>
    <draw:stroke-dash draw:name="Dashed_20__28_var_29__20_3539" draw:display-name="Dashed (var) 3539" draw:style="rect" draw:dots1="1" draw:dots1-length="0.003cm" draw:dots2="1" draw:dots2-length="0.003cm" draw:distance="0.003cm"/>
    <draw:stroke-dash draw:name="Dashed_20__28_var_29__20_3540" draw:display-name="Dashed (var) 3540" draw:style="rect" draw:dots1="1" draw:dots1-length="0.003cm" draw:dots2="1" draw:dots2-length="0.003cm" draw:distance="0.003cm"/>
    <draw:stroke-dash draw:name="Dashed_20__28_var_29__20_3541" draw:display-name="Dashed (var) 3541" draw:style="rect" draw:dots1="1" draw:dots1-length="0.003cm" draw:dots2="1" draw:dots2-length="0.003cm" draw:distance="0.003cm"/>
    <draw:stroke-dash draw:name="Dashed_20__28_var_29__20_3542" draw:display-name="Dashed (var) 3542" draw:style="rect" draw:dots1="1" draw:dots1-length="0.003cm" draw:dots2="1" draw:dots2-length="0.003cm" draw:distance="0.003cm"/>
    <draw:stroke-dash draw:name="Dashed_20__28_var_29__20_3543" draw:display-name="Dashed (var) 3543" draw:style="rect" draw:dots1="1" draw:dots1-length="0.003cm" draw:dots2="1" draw:dots2-length="0.003cm" draw:distance="0.003cm"/>
    <draw:stroke-dash draw:name="Dashed_20__28_var_29__20_3544" draw:display-name="Dashed (var) 3544" draw:style="rect" draw:dots1="1" draw:dots1-length="0.003cm" draw:dots2="1" draw:dots2-length="0.003cm" draw:distance="0.003cm"/>
    <draw:stroke-dash draw:name="Dashed_20__28_var_29__20_3545" draw:display-name="Dashed (var) 3545" draw:style="rect" draw:dots1="1" draw:dots1-length="0.003cm" draw:dots2="1" draw:dots2-length="0.003cm" draw:distance="0.003cm"/>
    <draw:stroke-dash draw:name="Dashed_20__28_var_29__20_3546" draw:display-name="Dashed (var) 3546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6" draw:display-name="Dashed (var) 3606" draw:style="rect" draw:dots1="1" draw:dots1-length="0.009cm" draw:dots2="1" draw:dots2-length="0.009cm" draw:distance="0.009cm"/>
    <draw:stroke-dash draw:name="Dashed_20__28_var_29__20_3607" draw:display-name="Dashed (var) 3607" draw:style="rect" draw:dots1="1" draw:dots1-length="0.009cm" draw:dots2="1" draw:dots2-length="0.009cm" draw:distance="0.009cm"/>
    <draw:stroke-dash draw:name="Dashed_20__28_var_29__20_3608" draw:display-name="Dashed (var) 3608" draw:style="rect" draw:dots1="1" draw:dots1-length="0.009cm" draw:dots2="1" draw:dots2-length="0.009cm" draw:distance="0.009cm"/>
    <draw:stroke-dash draw:name="Dashed_20__28_var_29__20_3609" draw:display-name="Dashed (var) 3609" draw:style="rect" draw:dots1="1" draw:dots1-length="0.009cm" draw:dots2="1" draw:dots2-length="0.009cm" draw:distance="0.009cm"/>
    <draw:stroke-dash draw:name="Dashed_20__28_var_29__20_3610" draw:display-name="Dashed (var) 3610" draw:style="rect" draw:dots1="1" draw:dots1-length="0.009cm" draw:dots2="1" draw:dots2-length="0.009cm" draw:distance="0.009cm"/>
    <draw:stroke-dash draw:name="Dashed_20__28_var_29__20_3611" draw:display-name="Dashed (var) 3611" draw:style="rect" draw:dots1="1" draw:dots1-length="0.009cm" draw:dots2="1" draw:dots2-length="0.009cm" draw:distance="0.009cm"/>
    <draw:stroke-dash draw:name="Dashed_20__28_var_29__20_3612" draw:display-name="Dashed (var) 3612" draw:style="rect" draw:dots1="1" draw:dots1-length="0.009cm" draw:dots2="1" draw:dots2-length="0.009cm" draw:distance="0.009cm"/>
    <draw:stroke-dash draw:name="Dashed_20__28_var_29__20_3613" draw:display-name="Dashed (var) 3613" draw:style="rect" draw:dots1="1" draw:dots1-length="0.009cm" draw:dots2="1" draw:dots2-length="0.009cm" draw:distance="0.009cm"/>
    <draw:stroke-dash draw:name="Dashed_20__28_var_29__20_3614" draw:display-name="Dashed (var) 3614" draw:style="rect" draw:dots1="1" draw:dots1-length="0.009cm" draw:dots2="1" draw:dots2-length="0.009cm" draw:distance="0.009cm"/>
    <draw:stroke-dash draw:name="Dashed_20__28_var_29__20_3615" draw:display-name="Dashed (var) 3615" draw:style="rect" draw:dots1="1" draw:dots1-length="0.009cm" draw:dots2="1" draw:dots2-length="0.009cm" draw:distance="0.009cm"/>
    <draw:stroke-dash draw:name="Dashed_20__28_var_29__20_3616" draw:display-name="Dashed (var) 3616" draw:style="rect" draw:dots1="1" draw:dots1-length="0.009cm" draw:dots2="1" draw:dots2-length="0.009cm" draw:distance="0.009cm"/>
    <draw:stroke-dash draw:name="Dashed_20__28_var_29__20_3617" draw:display-name="Dashed (var) 3617" draw:style="rect" draw:dots1="1" draw:dots1-length="0.009cm" draw:dots2="1" draw:dots2-length="0.009cm" draw:distance="0.009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692" draw:display-name="Dashed (var) 3692" draw:style="rect" draw:dots1="1" draw:dots1-length="0.001cm" draw:dots2="1" draw:dots2-length="0.001cm" draw:distance="0.001cm"/>
    <draw:stroke-dash draw:name="Dashed_20__28_var_29__20_3693" draw:display-name="Dashed (var) 3693" draw:style="rect" draw:dots1="1" draw:dots1-length="0.001cm" draw:dots2="1" draw:dots2-length="0.001cm" draw:distance="0.001cm"/>
    <draw:stroke-dash draw:name="Dashed_20__28_var_29__20_3694" draw:display-name="Dashed (var) 3694" draw:style="rect" draw:dots1="1" draw:dots1-length="0.001cm" draw:dots2="1" draw:dots2-length="0.001cm" draw:distance="0.001cm"/>
    <draw:stroke-dash draw:name="Dashed_20__28_var_29__20_3695" draw:display-name="Dashed (var) 3695" draw:style="rect" draw:dots1="1" draw:dots1-length="0.001cm" draw:dots2="1" draw:dots2-length="0.001cm" draw:distance="0.001cm"/>
    <draw:stroke-dash draw:name="Dashed_20__28_var_29__20_3696" draw:display-name="Dashed (var) 3696" draw:style="rect" draw:dots1="1" draw:dots1-length="0.001cm" draw:dots2="1" draw:dots2-length="0.001cm" draw:distance="0.001cm"/>
    <draw:stroke-dash draw:name="Dashed_20__28_var_29__20_3697" draw:display-name="Dashed (var) 3697" draw:style="rect" draw:dots1="1" draw:dots1-length="0.001cm" draw:dots2="1" draw:dots2-length="0.001cm" draw:distance="0.001cm"/>
    <draw:stroke-dash draw:name="Dashed_20__28_var_29__20_3698" draw:display-name="Dashed (var) 3698" draw:style="rect" draw:dots1="1" draw:dots1-length="0.001cm" draw:dots2="1" draw:dots2-length="0.001cm" draw:distance="0.001cm"/>
    <draw:stroke-dash draw:name="Dashed_20__28_var_29__20_3699" draw:display-name="Dashed (var) 369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00" draw:display-name="Dashed (var) 3700" draw:style="rect" draw:dots1="1" draw:dots1-length="0.001cm" draw:dots2="1" draw:dots2-length="0.001cm" draw:distance="0.001cm"/>
    <draw:stroke-dash draw:name="Dashed_20__28_var_29__20_3701" draw:display-name="Dashed (var) 3701" draw:style="rect" draw:dots1="1" draw:dots1-length="0.001cm" draw:dots2="1" draw:dots2-length="0.001cm" draw:distance="0.001cm"/>
    <draw:stroke-dash draw:name="Dashed_20__28_var_29__20_3702" draw:display-name="Dashed (var) 3702" draw:style="rect" draw:dots1="1" draw:dots1-length="0.001cm" draw:dots2="1" draw:dots2-length="0.001cm" draw:distance="0.001cm"/>
    <draw:stroke-dash draw:name="Dashed_20__28_var_29__20_3703" draw:display-name="Dashed (var) 3703" draw:style="rect" draw:dots1="1" draw:dots1-length="0.001cm" draw:dots2="1" draw:dots2-length="0.001cm" draw:distance="0.001cm"/>
    <draw:stroke-dash draw:name="Dashed_20__28_var_29__20_3704" draw:display-name="Dashed (var) 3704" draw:style="rect" draw:dots1="1" draw:dots1-length="0.001cm" draw:dots2="1" draw:dots2-length="0.001cm" draw:distance="0.001cm"/>
    <draw:stroke-dash draw:name="Dashed_20__28_var_29__20_3705" draw:display-name="Dashed (var) 3705" draw:style="rect" draw:dots1="1" draw:dots1-length="0.001cm" draw:dots2="1" draw:dots2-length="0.001cm" draw:distance="0.001cm"/>
    <draw:stroke-dash draw:name="Dashed_20__28_var_29__20_3706" draw:display-name="Dashed (var) 3706" draw:style="rect" draw:dots1="1" draw:dots1-length="0.001cm" draw:dots2="1" draw:dots2-length="0.001cm" draw:distance="0.001cm"/>
    <draw:stroke-dash draw:name="Dashed_20__28_var_29__20_3707" draw:display-name="Dashed (var) 3707" draw:style="rect" draw:dots1="1" draw:dots1-length="0.001cm" draw:dots2="1" draw:dots2-length="0.001cm" draw:distance="0.001cm"/>
    <draw:stroke-dash draw:name="Dashed_20__28_var_29__20_3708" draw:display-name="Dashed (var) 3708" draw:style="rect" draw:dots1="1" draw:dots1-length="0.001cm" draw:dots2="1" draw:dots2-length="0.001cm" draw:distance="0.001cm"/>
    <draw:stroke-dash draw:name="Dashed_20__28_var_29__20_3709" draw:display-name="Dashed (var) 3709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10" draw:display-name="Dashed (var) 3710" draw:style="rect" draw:dots1="1" draw:dots1-length="0.001cm" draw:dots2="1" draw:dots2-length="0.001cm" draw:distance="0.001cm"/>
    <draw:stroke-dash draw:name="Dashed_20__28_var_29__20_3711" draw:display-name="Dashed (var) 3711" draw:style="rect" draw:dots1="1" draw:dots1-length="0.001cm" draw:dots2="1" draw:dots2-length="0.001cm" draw:distance="0.001cm"/>
    <draw:stroke-dash draw:name="Dashed_20__28_var_29__20_3712" draw:display-name="Dashed (var) 3712" draw:style="rect" draw:dots1="1" draw:dots1-length="0.001cm" draw:dots2="1" draw:dots2-length="0.001cm" draw:distance="0.001cm"/>
    <draw:stroke-dash draw:name="Dashed_20__28_var_29__20_3713" draw:display-name="Dashed (var) 3713" draw:style="rect" draw:dots1="1" draw:dots1-length="0.001cm" draw:dots2="1" draw:dots2-length="0.001cm" draw:distance="0.001cm"/>
    <draw:stroke-dash draw:name="Dashed_20__28_var_29__20_3714" draw:display-name="Dashed (var) 3714" draw:style="rect" draw:dots1="1" draw:dots1-length="0.001cm" draw:dots2="1" draw:dots2-length="0.001cm" draw:distance="0.001cm"/>
    <draw:stroke-dash draw:name="Dashed_20__28_var_29__20_3715" draw:display-name="Dashed (var) 3715" draw:style="rect" draw:dots1="1" draw:dots1-length="0.001cm" draw:dots2="1" draw:dots2-length="0.001cm" draw:distance="0.001cm"/>
    <draw:stroke-dash draw:name="Dashed_20__28_var_29__20_3716" draw:display-name="Dashed (var) 3716" draw:style="rect" draw:dots1="1" draw:dots1-length="0.001cm" draw:dots2="1" draw:dots2-length="0.001cm" draw:distance="0.001cm"/>
    <draw:stroke-dash draw:name="Dashed_20__28_var_29__20_3717" draw:display-name="Dashed (var) 3717" draw:style="rect" draw:dots1="1" draw:dots1-length="0.001cm" draw:dots2="1" draw:dots2-length="0.001cm" draw:distance="0.001cm"/>
    <draw:stroke-dash draw:name="Dashed_20__28_var_29__20_3718" draw:display-name="Dashed (var) 3718" draw:style="rect" draw:dots1="1" draw:dots1-length="0.001cm" draw:dots2="1" draw:dots2-length="0.001cm" draw:distance="0.001cm"/>
    <draw:stroke-dash draw:name="Dashed_20__28_var_29__20_3719" draw:display-name="Dashed (var) 3719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20" draw:display-name="Dashed (var) 3720" draw:style="rect" draw:dots1="1" draw:dots1-length="0.003cm" draw:dots2="1" draw:dots2-length="0.003cm" draw:distance="0.003cm"/>
    <draw:stroke-dash draw:name="Dashed_20__28_var_29__20_3721" draw:display-name="Dashed (var) 3721" draw:style="rect" draw:dots1="1" draw:dots1-length="0.003cm" draw:dots2="1" draw:dots2-length="0.003cm" draw:distance="0.003cm"/>
    <draw:stroke-dash draw:name="Dashed_20__28_var_29__20_3722" draw:display-name="Dashed (var) 3722" draw:style="rect" draw:dots1="1" draw:dots1-length="0.003cm" draw:dots2="1" draw:dots2-length="0.003cm" draw:distance="0.003cm"/>
    <draw:stroke-dash draw:name="Dashed_20__28_var_29__20_3723" draw:display-name="Dashed (var) 3723" draw:style="rect" draw:dots1="1" draw:dots1-length="0.003cm" draw:dots2="1" draw:dots2-length="0.003cm" draw:distance="0.003cm"/>
    <draw:stroke-dash draw:name="Dashed_20__28_var_29__20_3724" draw:display-name="Dashed (var) 3724" draw:style="rect" draw:dots1="1" draw:dots1-length="0.003cm" draw:dots2="1" draw:dots2-length="0.003cm" draw:distance="0.003cm"/>
    <draw:stroke-dash draw:name="Dashed_20__28_var_29__20_3725" draw:display-name="Dashed (var) 3725" draw:style="rect" draw:dots1="1" draw:dots1-length="0.003cm" draw:dots2="1" draw:dots2-length="0.003cm" draw:distance="0.003cm"/>
    <draw:stroke-dash draw:name="Dashed_20__28_var_29__20_3726" draw:display-name="Dashed (var) 3726" draw:style="rect" draw:dots1="1" draw:dots1-length="0.003cm" draw:dots2="1" draw:dots2-length="0.003cm" draw:distance="0.003cm"/>
    <draw:stroke-dash draw:name="Dashed_20__28_var_29__20_3727" draw:display-name="Dashed (var) 3727" draw:style="rect" draw:dots1="1" draw:dots1-length="0.003cm" draw:dots2="1" draw:dots2-length="0.003cm" draw:distance="0.003cm"/>
    <draw:stroke-dash draw:name="Dashed_20__28_var_29__20_3728" draw:display-name="Dashed (var) 3728" draw:style="rect" draw:dots1="1" draw:dots1-length="0.003cm" draw:dots2="1" draw:dots2-length="0.003cm" draw:distance="0.003cm"/>
    <draw:stroke-dash draw:name="Dashed_20__28_var_29__20_3729" draw:display-name="Dashed (var) 3729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30" draw:display-name="Dashed (var) 3730" draw:style="rect" draw:dots1="1" draw:dots1-length="0.003cm" draw:dots2="1" draw:dots2-length="0.003cm" draw:distance="0.003cm"/>
    <draw:stroke-dash draw:name="Dashed_20__28_var_29__20_3731" draw:display-name="Dashed (var) 3731" draw:style="rect" draw:dots1="1" draw:dots1-length="0.003cm" draw:dots2="1" draw:dots2-length="0.003cm" draw:distance="0.003cm"/>
    <draw:stroke-dash draw:name="Dashed_20__28_var_29__20_3732" draw:display-name="Dashed (var) 3732" draw:style="rect" draw:dots1="1" draw:dots1-length="0.003cm" draw:dots2="1" draw:dots2-length="0.003cm" draw:distance="0.003cm"/>
    <draw:stroke-dash draw:name="Dashed_20__28_var_29__20_3733" draw:display-name="Dashed (var) 3733" draw:style="rect" draw:dots1="1" draw:dots1-length="0.003cm" draw:dots2="1" draw:dots2-length="0.003cm" draw:distance="0.003cm"/>
    <draw:stroke-dash draw:name="Dashed_20__28_var_29__20_3734" draw:display-name="Dashed (var) 3734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11cm" draw:dots2="1" draw:dots2-length="0.011cm" draw:distance="0.011cm"/>
    <draw:stroke-dash draw:name="Dashed_20__28_var_29__20_6069" draw:display-name="Dashed (var) 6069" draw:style="rect" draw:dots1="1" draw:dots1-length="0.011cm" draw:dots2="1" draw:dots2-length="0.011cm" draw:distance="0.011cm"/>
    <draw:stroke-dash draw:name="Dashed_20__28_var_29__20_6070" draw:display-name="Dashed (var) 607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09cm" draw:dots2="1" draw:dots2-length="0.009cm" draw:distance="0.009cm"/>
    <draw:stroke-dash draw:name="Dashed_20__28_var_29__20_6333" draw:display-name="Dashed (var) 6333" draw:style="rect" draw:dots1="1" draw:dots1-length="0.009cm" draw:dots2="1" draw:dots2-length="0.009cm" draw:distance="0.009cm"/>
    <draw:stroke-dash draw:name="Dashed_20__28_var_29__20_6334" draw:display-name="Dashed (var) 6334" draw:style="rect" draw:dots1="1" draw:dots1-length="0.006cm" draw:dots2="1" draw:dots2-length="0.006cm" draw:distance="0.006cm"/>
    <draw:stroke-dash draw:name="Dashed_20__28_var_29__20_6335" draw:display-name="Dashed (var) 6335" draw:style="rect" draw:dots1="1" draw:dots1-length="0.016cm" draw:dots2="1" draw:dots2-length="0.016cm" draw:distance="0.016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09cm" draw:dots2="1" draw:dots2-length="0.009cm" draw:distance="0.009cm"/>
    <draw:stroke-dash draw:name="Dashed_20__28_var_29__20_6345" draw:display-name="Dashed (var) 6345" draw:style="rect" draw:dots1="1" draw:dots1-length="0.009cm" draw:dots2="1" draw:dots2-length="0.009cm" draw:distance="0.009cm"/>
    <draw:stroke-dash draw:name="Dashed_20__28_var_29__20_6346" draw:display-name="Dashed (var) 6346" draw:style="rect" draw:dots1="1" draw:dots1-length="0.009cm" draw:dots2="1" draw:dots2-length="0.009cm" draw:distance="0.009cm"/>
    <draw:stroke-dash draw:name="Dashed_20__28_var_29__20_6347" draw:display-name="Dashed (var) 6347" draw:style="rect" draw:dots1="1" draw:dots1-length="0.016cm" draw:dots2="1" draw:dots2-length="0.016cm" draw:distance="0.016cm"/>
    <draw:stroke-dash draw:name="Dashed_20__28_var_29__20_6348" draw:display-name="Dashed (var) 6348" draw:style="rect" draw:dots1="1" draw:dots1-length="0.016cm" draw:dots2="1" draw:dots2-length="0.016cm" draw:distance="0.016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11cm" draw:dots2="1" draw:dots2-length="0.011cm" draw:distance="0.011cm"/>
    <draw:stroke-dash draw:name="Dashed_20__28_var_29__20_6795" draw:display-name="Dashed (var) 6795" draw:style="rect" draw:dots1="1" draw:dots1-length="0.011cm" draw:dots2="1" draw:dots2-length="0.011cm" draw:distance="0.011cm"/>
    <draw:stroke-dash draw:name="Dashed_20__28_var_29__20_6796" draw:display-name="Dashed (var) 6796" draw:style="rect" draw:dots1="1" draw:dots1-length="0.011cm" draw:dots2="1" draw:dots2-length="0.011cm" draw:distance="0.011cm"/>
    <draw:stroke-dash draw:name="Dashed_20__28_var_29__20_6797" draw:display-name="Dashed (var) 6797" draw:style="rect" draw:dots1="1" draw:dots1-length="0.011cm" draw:dots2="1" draw:dots2-length="0.011cm" draw:distance="0.011cm"/>
    <draw:stroke-dash draw:name="Dashed_20__28_var_29__20_6798" draw:display-name="Dashed (var) 6798" draw:style="rect" draw:dots1="1" draw:dots1-length="0.011cm" draw:dots2="1" draw:dots2-length="0.011cm" draw:distance="0.011cm"/>
    <draw:stroke-dash draw:name="Dashed_20__28_var_29__20_6799" draw:display-name="Dashed (var) 6799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11cm" draw:dots2="1" draw:dots2-length="0.011cm" draw:distance="0.011cm"/>
    <draw:stroke-dash draw:name="Dashed_20__28_var_29__20_6801" draw:display-name="Dashed (var) 6801" draw:style="rect" draw:dots1="1" draw:dots1-length="0.011cm" draw:dots2="1" draw:dots2-length="0.011cm" draw:distance="0.011cm"/>
    <draw:stroke-dash draw:name="Dashed_20__28_var_29__20_6802" draw:display-name="Dashed (var) 6802" draw:style="rect" draw:dots1="1" draw:dots1-length="0.011cm" draw:dots2="1" draw:dots2-length="0.011cm" draw:distance="0.011cm"/>
    <draw:stroke-dash draw:name="Dashed_20__28_var_29__20_6803" draw:display-name="Dashed (var) 6803" draw:style="rect" draw:dots1="1" draw:dots1-length="0.011cm" draw:dots2="1" draw:dots2-length="0.011cm" draw:distance="0.011cm"/>
    <draw:stroke-dash draw:name="Dashed_20__28_var_29__20_6804" draw:display-name="Dashed (var) 6804" draw:style="rect" draw:dots1="1" draw:dots1-length="0.011cm" draw:dots2="1" draw:dots2-length="0.011cm" draw:distance="0.011cm"/>
    <draw:stroke-dash draw:name="Dashed_20__28_var_29__20_6805" draw:display-name="Dashed (var) 6805" draw:style="rect" draw:dots1="1" draw:dots1-length="0.011cm" draw:dots2="1" draw:dots2-length="0.011cm" draw:distance="0.011cm"/>
    <draw:stroke-dash draw:name="Dashed_20__28_var_29__20_6806" draw:display-name="Dashed (var) 6806" draw:style="rect" draw:dots1="1" draw:dots1-length="0.011cm" draw:dots2="1" draw:dots2-length="0.011cm" draw:distance="0.011cm"/>
    <draw:stroke-dash draw:name="Dashed_20__28_var_29__20_6807" draw:display-name="Dashed (var) 6807" draw:style="rect" draw:dots1="1" draw:dots1-length="0.011cm" draw:dots2="1" draw:dots2-length="0.011cm" draw:distance="0.011cm"/>
    <draw:stroke-dash draw:name="Dashed_20__28_var_29__20_6808" draw:display-name="Dashed (var) 6808" draw:style="rect" draw:dots1="1" draw:dots1-length="0.011cm" draw:dots2="1" draw:dots2-length="0.011cm" draw:distance="0.011cm"/>
    <draw:stroke-dash draw:name="Dashed_20__28_var_29__20_6809" draw:display-name="Dashed (var) 6809" draw:style="rect" draw:dots1="1" draw:dots1-length="0.011cm" draw:dots2="1" draw:dots2-length="0.011cm" draw:distance="0.011cm"/>
    <draw:stroke-dash draw:name="Dashed_20__28_var_29__20_6810" draw:display-name="Dashed (var) 6810" draw:style="rect" draw:dots1="1" draw:dots1-length="0.011cm" draw:dots2="1" draw:dots2-length="0.011cm" draw:distance="0.011cm"/>
    <draw:stroke-dash draw:name="Dashed_20__28_var_29__20_6811" draw:display-name="Dashed (var) 6811" draw:style="rect" draw:dots1="1" draw:dots1-length="0.011cm" draw:dots2="1" draw:dots2-length="0.011cm" draw:distance="0.011cm"/>
    <draw:stroke-dash draw:name="Dashed_20__28_var_29__20_6812" draw:display-name="Dashed (var) 6812" draw:style="rect" draw:dots1="1" draw:dots1-length="0.011cm" draw:dots2="1" draw:dots2-length="0.011cm" draw:distance="0.011cm"/>
    <draw:stroke-dash draw:name="Dashed_20__28_var_29__20_6813" draw:display-name="Dashed (var) 6813" draw:style="rect" draw:dots1="1" draw:dots1-length="0.011cm" draw:dots2="1" draw:dots2-length="0.011cm" draw:distance="0.011cm"/>
    <draw:stroke-dash draw:name="Dashed_20__28_var_29__20_6814" draw:display-name="Dashed (var) 6814" draw:style="rect" draw:dots1="1" draw:dots1-length="0.011cm" draw:dots2="1" draw:dots2-length="0.011cm" draw:distance="0.011cm"/>
    <draw:stroke-dash draw:name="Dashed_20__28_var_29__20_6815" draw:display-name="Dashed (var) 6815" draw:style="rect" draw:dots1="1" draw:dots1-length="0.011cm" draw:dots2="1" draw:dots2-length="0.011cm" draw:distance="0.011cm"/>
    <draw:stroke-dash draw:name="Dashed_20__28_var_29__20_6816" draw:display-name="Dashed (var) 6816" draw:style="rect" draw:dots1="1" draw:dots1-length="0.011cm" draw:dots2="1" draw:dots2-length="0.011cm" draw:distance="0.011cm"/>
    <draw:stroke-dash draw:name="Dashed_20__28_var_29__20_6817" draw:display-name="Dashed (var) 6817" draw:style="rect" draw:dots1="1" draw:dots1-length="0.011cm" draw:dots2="1" draw:dots2-length="0.011cm" draw:distance="0.011cm"/>
    <draw:stroke-dash draw:name="Dashed_20__28_var_29__20_6818" draw:display-name="Dashed (var) 681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gris" style:display-name="_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457555" officeooo:paragraph-rsid="00457555"/>
    </style:style>
    <style:style style:name="MP23" style:family="paragraph">
      <style:paragraph-properties fo:text-align="center"/>
    </style:style>
    <style:style style:name="MP2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5" style:family="paragraph">
      <loext:graphic-properties draw:fill="solid" draw:fill-color="#1ca2b8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23ae2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40ec2"/>
    </style:style>
    <style:style style:name="MT7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frame text:anchor-type="paragraph" draw:z-index="3" draw:name="Forme2" draw:style-name="Mgr1" draw:text-style-name="MP24" svg:width="2.703cm" svg:height="0.715cm" draw:transform="rotate (0.0872664625997165) translate (-0.172861111111111cm 0.218722222222222cm)"><draw:text-box><text:p text:style-name="MP23"><text:span text:style-name="MT5">Série 3</text:span></text:p></draw:text-box></draw:frame><draw:line text:anchor-type="paragraph" draw:z-index="12" draw:name="Forme3" draw:style-name="Mgr2" draw:text-style-name="MP23" svg:x1="14.469cm" svg:y1="0.36cm" svg:x2="20.699cm" svg:y2="0.36cm"><text:p/></draw:line><draw:path text:anchor-type="paragraph" draw:z-index="1" draw:name="Forme1" draw:style-name="Mgr3" draw:text-style-name="MP25" svg:width="4.329cm" svg:height="2.24cm" svg:x="-1.499cm" svg:y="-1cm" svg:viewBox="0 0 4330 2241" svg:d="M0 2241l3984-288c209-15 363-168 345-342l-170-1611h-4159z"><text:p/></draw:path>Construire un patron de pyramide</text:p>
      </style:header>
      <style:footer>
        <text:p text:style-name="MP26"><draw:frame draw:style-name="Mfr1" draw:name="Cadre1" text:anchor-type="paragraph" svg:y="-0.06cm" draw:z-index="5"><draw:text-box fo:min-height="0.499cm" fo:min-width="1cm"><draw:frame draw:style-name="Mfr2" draw:name="Cadre2" text:anchor-type="frame" svg:x="0.45cm" svg:y="0.079cm" svg:width="0.817cm" draw:z-index="7"><draw:text-box fo:min-height="0.355cm"><text:p text:style-name="MP27"><draw:g text:anchor-type="paragraph" draw:z-index="9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28</text:page-number></text:p></draw:text-box></draw:frame><text:p text:style-name="MP29"><text:span text:style-name="MT6">Espace</text:span> • <text:span text:style-name="MT7">D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2-15T08:40:58.536000000</dc:date>
    <meta:editing-duration>PT10H57M13S</meta:editing-duration>
    <meta:editing-cycles>106</meta:editing-cycles>
    <meta:generator>LibreOffice/7.1.6.2$Windows_X86_64 LibreOffice_project/0e133318fcee89abacd6a7d077e292f1145735c3</meta:generator>
    <dc:subject>diviser</dc:subject>
    <dc:title>A3_3 série 1 </dc:title>
    <meta:document-statistic meta:table-count="1" meta:image-count="0" meta:object-count="0" meta:page-count="2" meta:paragraph-count="73" meta:word-count="409" meta:character-count="2482" meta:non-whitespace-character-count="1715"/>
  </office:meta>
</office:document-meta>
</file>